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Eleve" style:family="table">
      <style:table-properties style:width="5.096cm" fo:margin-left="0.116cm" table:align="left"/>
    </style:style>
    <style:style style:name="Eleve.A" style:family="table-column">
      <style:table-column-properties style:column-width="5.096cm"/>
    </style:style>
    <style:style style:name="Eleve.A1" style:family="table-cell">
      <style:table-cell-properties fo:padding="0.097cm" fo:border="0.05pt solid #000000"/>
    </style:style>
    <style:style style:name="Eleve.A2" style:family="table-cell">
      <style:table-cell-properties fo:padding="0.097cm" fo:border-left="0.05pt solid #000000" fo:border-right="0.05pt solid #000000" fo:border-top="none" fo:border-bottom="0.05pt solid #000000"/>
    </style:style>
    <style:style style:name="Eleve.9" style:family="table-row">
      <style:table-row-properties style:min-row-height="0.619cm"/>
    </style:style>
    <style:style style:name="tuteur" style:family="table">
      <style:table-properties style:width="6.191cm" table:align="left"/>
    </style:style>
    <style:style style:name="tuteur.A" style:family="table-column">
      <style:table-column-properties style:column-width="6.191cm"/>
    </style:style>
    <style:style style:name="tuteur.A1" style:family="table-cell">
      <style:table-cell-properties fo:padding="0.097cm" fo:border="0.05pt solid #000000"/>
    </style:style>
    <style:style style:name="tuteur.A2" style:family="table-cell">
      <style:table-cell-properties fo:padding="0.097cm" fo:border-left="0.05pt solid #000000" fo:border-right="0.05pt solid #000000" fo:border-top="none" fo:border-bottom="0.05pt solid #000000"/>
    </style:style>
    <style:style style:name="users" style:family="table">
      <style:table-properties style:width="5.212cm" table:align="left"/>
    </style:style>
    <style:style style:name="users.A" style:family="table-column">
      <style:table-column-properties style:column-width="5.212cm"/>
    </style:style>
    <style:style style:name="users.A1" style:family="table-cell">
      <style:table-cell-properties fo:padding="0.097cm" fo:border="0.05pt solid #000000"/>
    </style:style>
    <style:style style:name="users.A2" style:family="table-cell">
      <style:table-cell-properties fo:padding="0.097cm" fo:border-left="0.05pt solid #000000" fo:border-right="0.05pt solid #000000" fo:border-top="none" fo:border-bottom="0.05pt solid #000000"/>
    </style:style>
    <style:style style:name="formation" style:family="table">
      <style:table-properties style:width="5.398cm" table:align="left"/>
    </style:style>
    <style:style style:name="formation.A" style:family="table-column">
      <style:table-column-properties style:column-width="5.398cm"/>
    </style:style>
    <style:style style:name="formation.A1" style:family="table-cell">
      <style:table-cell-properties fo:padding="0.097cm" fo:border="0.05pt solid #000000"/>
    </style:style>
    <style:style style:name="formation.A2" style:family="table-cell">
      <style:table-cell-properties fo:padding="0.097cm" fo:border-left="0.05pt solid #000000" fo:border-right="0.05pt solid #000000" fo:border-top="none" fo:border-bottom="0.05pt solid #000000"/>
    </style:style>
    <style:style style:name="inscription" style:family="table">
      <style:table-properties style:width="5.398cm" table:align="left"/>
    </style:style>
    <style:style style:name="inscription.A" style:family="table-column">
      <style:table-column-properties style:column-width="5.398cm"/>
    </style:style>
    <style:style style:name="inscription.A1" style:family="table-cell">
      <style:table-cell-properties fo:padding="0.097cm" fo:border="0.05pt solid #000000"/>
    </style:style>
    <style:style style:name="inscription.A2" style:family="table-cell">
      <style:table-cell-properties fo:padding="0.097cm" fo:border-left="0.05pt solid #000000" fo:border-right="0.05pt solid #000000" fo:border-top="none" fo:border-bottom="0.05pt solid #000000"/>
    </style:style>
    <style:style style:name="formation_5f_group" style:display-name="formation_group" style:family="table">
      <style:table-properties style:width="5.503cm" table:align="left"/>
    </style:style>
    <style:style style:name="formation_5f_group.A" style:display-name="formation_group.A" style:family="table-column">
      <style:table-column-properties style:column-width="5.503cm"/>
    </style:style>
    <style:style style:name="formation_5f_group.A1" style:display-name="formation_group.A1" style:family="table-cell">
      <style:table-cell-properties fo:padding="0.097cm" fo:border="0.05pt solid #000000"/>
    </style:style>
    <style:style style:name="formation_5f_group.A2" style:display-name="formation_group.A2" style:family="table-cell">
      <style:table-cell-properties fo:padding="0.097cm" fo:border-left="0.05pt solid #000000" fo:border-right="0.05pt solid #000000" fo:border-top="none" fo:border-bottom="0.05pt solid #000000"/>
    </style:style>
    <style:style style:name="compo_5f_formation" style:display-name="compo_formation" style:family="table">
      <style:table-properties style:width="5.689cm" table:align="left"/>
    </style:style>
    <style:style style:name="compo_5f_formation.A" style:display-name="compo_formation.A" style:family="table-column">
      <style:table-column-properties style:column-width="5.689cm"/>
    </style:style>
    <style:style style:name="compo_5f_formation.A1" style:display-name="compo_formation.A1" style:family="table-cell">
      <style:table-cell-properties fo:padding="0.097cm" fo:border="0.05pt solid #000000"/>
    </style:style>
    <style:style style:name="compo_5f_formation.A2" style:display-name="compo_formation.A2" style:family="table-cell">
      <style:table-cell-properties fo:padding="0.097cm" fo:border-left="0.05pt solid #000000" fo:border-right="0.05pt solid #000000" fo:border-top="none" fo:border-bottom="0.05pt solid #000000"/>
    </style:style>
    <style:style style:name="matieres" style:family="table">
      <style:table-properties style:width="5.609cm" table:align="left"/>
    </style:style>
    <style:style style:name="matieres.A" style:family="table-column">
      <style:table-column-properties style:column-width="5.609cm"/>
    </style:style>
    <style:style style:name="matieres.A1" style:family="table-cell">
      <style:table-cell-properties fo:padding="0.097cm" fo:border="0.05pt solid #000000"/>
    </style:style>
    <style:style style:name="matieres.A2" style:family="table-cell">
      <style:table-cell-properties fo:padding="0.097cm" fo:border-left="0.05pt solid #000000" fo:border-right="0.05pt solid #000000" fo:border-top="none" fo:border-bottom="0.05pt solid #000000"/>
    </style:style>
    <style:style style:name="Notes" style:family="table">
      <style:table-properties style:width="5.689cm" table:align="left"/>
    </style:style>
    <style:style style:name="Notes.A" style:family="table-column">
      <style:table-column-properties style:column-width="5.689cm"/>
    </style:style>
    <style:style style:name="Notes.A1" style:family="table-cell">
      <style:table-cell-properties fo:padding="0.097cm" fo:border="0.05pt solid #000000"/>
    </style:style>
    <style:style style:name="Notes.A2" style:family="table-cell">
      <style:table-cell-properties fo:padding="0.097cm" fo:border-left="0.05pt solid #000000" fo:border-right="0.05pt solid #000000" fo:border-top="none" fo:border-bottom="0.05pt solid #000000"/>
    </style:style>
    <style:style style:name="cours" style:family="table">
      <style:table-properties style:width="5.794cm" table:align="left"/>
    </style:style>
    <style:style style:name="cours.A" style:family="table-column">
      <style:table-column-properties style:column-width="5.794cm"/>
    </style:style>
    <style:style style:name="cours.A1" style:family="table-cell">
      <style:table-cell-properties fo:padding="0.097cm" fo:border="0.05pt solid #000000"/>
    </style:style>
    <style:style style:name="cours.A2" style:family="table-cell">
      <style:table-cell-properties fo:padding="0.097cm" fo:border-left="0.05pt solid #000000" fo:border-right="0.05pt solid #000000" fo:border-top="none" fo:border-bottom="0.05pt solid #000000"/>
    </style:style>
    <style:style style:name="exams" style:family="table">
      <style:table-properties style:width="5.794cm" table:align="left"/>
    </style:style>
    <style:style style:name="exams.A" style:family="table-column">
      <style:table-column-properties style:column-width="5.794cm"/>
    </style:style>
    <style:style style:name="exams.A1" style:family="table-cell">
      <style:table-cell-properties fo:padding="0.097cm" fo:border="0.05pt solid #000000"/>
    </style:style>
    <style:style style:name="exams.A2" style:family="table-cell">
      <style:table-cell-properties fo:padding="0.097cm" fo:border-left="0.05pt solid #000000" fo:border-right="0.05pt solid #000000" fo:border-top="none" fo:border-bottom="0.05pt solid #000000"/>
    </style:style>
    <style:style style:name="salles" style:family="table">
      <style:table-properties style:width="5.9cm" table:align="left"/>
    </style:style>
    <style:style style:name="salles.A" style:family="table-column">
      <style:table-column-properties style:column-width="5.9cm"/>
    </style:style>
    <style:style style:name="salles.A1" style:family="table-cell">
      <style:table-cell-properties fo:padding="0.097cm" fo:border="0.05pt solid #000000"/>
    </style:style>
    <style:style style:name="salles.A2" style:family="table-cell">
      <style:table-cell-properties fo:padding="0.097cm" fo:border-left="0.05pt solid #000000" fo:border-right="0.05pt solid #000000" fo:border-top="none" fo:border-bottom="0.05pt solid #000000"/>
    </style:style>
    <style:style style:name="formateur" style:family="table">
      <style:table-properties style:width="6.297cm" table:align="left"/>
    </style:style>
    <style:style style:name="formateur.A" style:family="table-column">
      <style:table-column-properties style:column-width="6.297cm"/>
    </style:style>
    <style:style style:name="formateur.A1" style:family="table-cell">
      <style:table-cell-properties fo:padding="0.097cm" fo:border="0.05pt solid #000000"/>
    </style:style>
    <style:style style:name="formateur.A2" style:family="table-cell">
      <style:table-cell-properties fo:padding="0.097cm" fo:border-left="0.05pt solid #000000" fo:border-right="0.05pt solid #000000" fo:border-top="none" fo:border-bottom="0.05pt solid #000000"/>
    </style:style>
    <style:style style:name="formateur.17" style:family="table-row">
      <style:table-row-properties style:min-row-height="0.73cm"/>
    </style:style>
    <style:style style:name="presence" style:family="table">
      <style:table-properties style:width="6.191cm" table:align="left"/>
    </style:style>
    <style:style style:name="presence.A" style:family="table-column">
      <style:table-column-properties style:column-width="6.191cm"/>
    </style:style>
    <style:style style:name="presence.A1" style:family="table-cell">
      <style:table-cell-properties fo:padding="0.097cm" fo:border="0.05pt solid #000000"/>
    </style:style>
    <style:style style:name="presence.A2" style:family="table-cell">
      <style:table-cell-properties fo:padding="0.097cm" fo:border-left="0.05pt solid #000000" fo:border-right="0.05pt solid #000000" fo:border-top="none" fo:border-bottom="0.05pt solid #000000"/>
    </style:style>
    <style:style style:name="tuteur_5f_document" style:display-name="tuteur_document" style:family="table">
      <style:table-properties style:width="6.297cm" table:align="left"/>
    </style:style>
    <style:style style:name="tuteur_5f_document.A" style:display-name="tuteur_document.A" style:family="table-column">
      <style:table-column-properties style:column-width="6.297cm"/>
    </style:style>
    <style:style style:name="tuteur_5f_document.A1" style:display-name="tuteur_document.A1" style:family="table-cell">
      <style:table-cell-properties fo:padding="0.097cm" fo:border="0.05pt solid #000000"/>
    </style:style>
    <style:style style:name="tuteur_5f_document.A2" style:display-name="tuteur_document.A2" style:family="table-cell">
      <style:table-cell-properties fo:padding="0.097cm" fo:border-left="0.05pt solid #000000" fo:border-right="0.05pt solid #000000" fo:border-top="none" fo:border-bottom="0.05pt solid #000000"/>
    </style:style>
    <style:style style:name="eleve_5f_document" style:display-name="eleve_document" style:family="table">
      <style:table-properties style:width="6.403cm" table:align="left"/>
    </style:style>
    <style:style style:name="eleve_5f_document.A" style:display-name="eleve_document.A" style:family="table-column">
      <style:table-column-properties style:column-width="6.403cm"/>
    </style:style>
    <style:style style:name="eleve_5f_document.A1" style:display-name="eleve_document.A1" style:family="table-cell">
      <style:table-cell-properties fo:padding="0.097cm" fo:border="0.05pt solid #000000"/>
    </style:style>
    <style:style style:name="eleve_5f_document.A2" style:display-name="eleve_document.A2" style:family="table-cell">
      <style:table-cell-properties fo:padding="0.097cm" fo:border-left="0.05pt solid #000000" fo:border-right="0.05pt solid #000000" fo:border-top="none" fo:border-bottom="0.05pt solid #000000"/>
    </style:style>
    <style:style style:name="exam_5f_type" style:display-name="exam_type" style:family="table">
      <style:table-properties style:width="6.403cm" table:align="left"/>
    </style:style>
    <style:style style:name="exam_5f_type.A" style:display-name="exam_type.A" style:family="table-column">
      <style:table-column-properties style:column-width="6.403cm"/>
    </style:style>
    <style:style style:name="exam_5f_type.A1" style:display-name="exam_type.A1" style:family="table-cell">
      <style:table-cell-properties fo:padding="0.097cm" fo:border="0.05pt solid #000000"/>
    </style:style>
    <style:style style:name="exam_5f_type.A2" style:display-name="exam_type.A2" style:family="table-cell">
      <style:table-cell-properties fo:padding="0.097cm" fo:border-left="0.05pt solid #000000" fo:border-right="0.05pt solid #000000" fo:border-top="none" fo:border-bottom="0.05pt solid #000000"/>
    </style:style>
    <style:style style:name="mensualite" style:family="table">
      <style:table-properties style:width="6.403cm" table:align="left"/>
    </style:style>
    <style:style style:name="mensualite.A" style:family="table-column">
      <style:table-column-properties style:column-width="6.403cm"/>
    </style:style>
    <style:style style:name="mensualite.A1" style:family="table-cell">
      <style:table-cell-properties fo:padding="0.097cm" fo:border="0.05pt solid #000000"/>
    </style:style>
    <style:style style:name="mensualite.A2" style:family="table-cell">
      <style:table-cell-properties fo:padding="0.097cm" fo:border-left="0.05pt solid #000000" fo:border-right="0.05pt solid #000000" fo:border-top="none" fo:border-bottom="0.05pt solid #000000"/>
    </style:style>
    <style:style style:name="mensualite.8" style:family="table-row">
      <style:table-row-properties style:min-row-height="0.725cm"/>
    </style:style>
    <style:style style:name="user_5f_documents" style:display-name="user_documents" style:family="table">
      <style:table-properties style:width="6.297cm" table:align="left"/>
    </style:style>
    <style:style style:name="user_5f_documents.A" style:display-name="user_documents.A" style:family="table-column">
      <style:table-column-properties style:column-width="6.297cm"/>
    </style:style>
    <style:style style:name="user_5f_documents.A1" style:display-name="user_documents.A1" style:family="table-cell">
      <style:table-cell-properties fo:padding="0.097cm" fo:border="0.05pt solid #000000"/>
    </style:style>
    <style:style style:name="user_5f_documents.A2" style:display-name="user_documents.A2" style:family="table-cell">
      <style:table-cell-properties fo:padding="0.097cm" fo:border-left="0.05pt solid #000000" fo:border-right="0.05pt solid #000000" fo:border-top="none" fo:border-bottom="0.05pt solid #000000"/>
    </style:style>
    <style:style style:name="formateur_5f_documents" style:display-name="formateur_documents" style:family="table">
      <style:table-properties style:width="6.112cm" table:align="left"/>
    </style:style>
    <style:style style:name="formateur_5f_documents.A" style:display-name="formateur_documents.A" style:family="table-column">
      <style:table-column-properties style:column-width="6.112cm"/>
    </style:style>
    <style:style style:name="formateur_5f_documents.A1" style:display-name="formateur_documents.A1" style:family="table-cell">
      <style:table-cell-properties fo:padding="0.097cm" fo:border="0.05pt solid #000000"/>
    </style:style>
    <style:style style:name="formateur_5f_documents.A2" style:display-name="formateur_documents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6.112cm" table:align="left"/>
    </style:style>
    <style:style style:name="Table1.A" style:family="table-column">
      <style:table-column-properties style:column-width="6.112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6.191cm" table:align="left"/>
    </style:style>
    <style:style style:name="Table2.A" style:family="table-column">
      <style:table-column-properties style:column-width="6.191cm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5.794cm" table:align="left"/>
    </style:style>
    <style:style style:name="Table3.A" style:family="table-column">
      <style:table-column-properties style:column-width="5.794cm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5.689cm" table:align="left"/>
    </style:style>
    <style:style style:name="Table4.A" style:family="table-column">
      <style:table-column-properties style:column-width="5.689cm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5.794cm" table:align="left"/>
    </style:style>
    <style:style style:name="Table5.A" style:family="table-column">
      <style:table-column-properties style:column-width="5.794cm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6.112cm" table:align="left"/>
    </style:style>
    <style:style style:name="Table6.A" style:family="table-column">
      <style:table-column-properties style:column-width="6.112cm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6.112cm" table:align="left"/>
    </style:style>
    <style:style style:name="Table7.A" style:family="table-column">
      <style:table-column-properties style:column-width="6.112cm"/>
    </style:style>
    <style:style style:name="Table7.A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6.112cm" table:align="left"/>
    </style:style>
    <style:style style:name="Table8.A" style:family="table-column">
      <style:table-column-properties style:column-width="6.112cm"/>
    </style:style>
    <style:style style:name="Table8.A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6.112cm" table:align="left"/>
    </style:style>
    <style:style style:name="Table9.A" style:family="table-column">
      <style:table-column-properties style:column-width="6.112cm"/>
    </style:style>
    <style:style style:name="Table9.A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6.112cm" table:align="left"/>
    </style:style>
    <style:style style:name="Table10.A" style:family="table-column">
      <style:table-column-properties style:column-width="6.112cm"/>
    </style:style>
    <style:style style:name="Table10.A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6.112cm" table:align="left"/>
    </style:style>
    <style:style style:name="Table11.A" style:family="table-column">
      <style:table-column-properties style:column-width="6.112cm"/>
    </style:style>
    <style:style style:name="Table11.A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6.403cm" table:align="left"/>
    </style:style>
    <style:style style:name="Table12.A" style:family="table-column">
      <style:table-column-properties style:column-width="6.403cm"/>
    </style:style>
    <style:style style:name="Table12.A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9" style:family="table-row">
      <style:table-row-properties style:min-row-height="0.725cm"/>
    </style:style>
    <style:style style:name="Table13" style:family="table">
      <style:table-properties style:width="6.112cm" table:align="left"/>
    </style:style>
    <style:style style:name="Table13.A" style:family="table-column">
      <style:table-column-properties style:column-width="6.112cm"/>
    </style:style>
    <style:style style:name="Table13.A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6.112cm" table:align="left"/>
    </style:style>
    <style:style style:name="Table14.A" style:family="table-column">
      <style:table-column-properties style:column-width="6.112cm"/>
    </style:style>
    <style:style style:name="Table14.A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6.403cm" table:align="left"/>
    </style:style>
    <style:style style:name="Table15.A" style:family="table-column">
      <style:table-column-properties style:column-width="6.403cm"/>
    </style:style>
    <style:style style:name="Table15.A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8" style:family="table-row">
      <style:table-row-properties style:min-row-height="0.725cm"/>
    </style:style>
    <style:style style:name="Table16" style:family="table">
      <style:table-properties style:width="6.403cm" table:align="left"/>
    </style:style>
    <style:style style:name="Table16.A" style:family="table-column">
      <style:table-column-properties style:column-width="6.403cm"/>
    </style:style>
    <style:style style:name="Table16.A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6.403cm" table:align="left"/>
    </style:style>
    <style:style style:name="Table17.A" style:family="table-column">
      <style:table-column-properties style:column-width="6.403cm"/>
    </style:style>
    <style:style style:name="Table17.A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6.403cm" table:align="left"/>
    </style:style>
    <style:style style:name="Table18.A" style:family="table-column">
      <style:table-column-properties style:column-width="6.403cm"/>
    </style:style>
    <style:style style:name="Table18.A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6.403cm" table:align="left"/>
    </style:style>
    <style:style style:name="Table19.A" style:family="table-column">
      <style:table-column-properties style:column-width="6.403cm"/>
    </style:style>
    <style:style style:name="Table19.A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6.403cm" table:align="left"/>
    </style:style>
    <style:style style:name="Table20.A" style:family="table-column">
      <style:table-column-properties style:column-width="6.403cm"/>
    </style:style>
    <style:style style:name="Table20.A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6.403cm" table:align="left"/>
    </style:style>
    <style:style style:name="Table21.A" style:family="table-column">
      <style:table-column-properties style:column-width="6.403cm"/>
    </style:style>
    <style:style style:name="Table21.A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" style:family="table">
      <style:table-properties style:width="6.403cm" table:align="left"/>
    </style:style>
    <style:style style:name="Table22.A" style:family="table-column">
      <style:table-column-properties style:column-width="6.403cm"/>
    </style:style>
    <style:style style:name="Table22.A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" style:family="table">
      <style:table-properties style:width="6.403cm" table:align="left"/>
    </style:style>
    <style:style style:name="Table23.A" style:family="table-column">
      <style:table-column-properties style:column-width="6.403cm"/>
    </style:style>
    <style:style style:name="Table23.A1" style:family="table-cell">
      <style:table-cell-properties fo:padding="0.097cm" fo:border="0.05pt solid #000000"/>
    </style:style>
    <style:style style:name="Table23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officeooo:rsid="001d092d" officeooo:paragraph-rsid="001cb98e" style:font-weight-asian="bold" style:font-weight-complex="bold"/>
    </style:style>
    <style:style style:name="P2" style:family="paragraph" style:parent-style-name="Table_20_Contents">
      <style:text-properties fo:font-weight="bold" officeooo:rsid="002c77ac" officeooo:paragraph-rsid="002c77ac" style:font-weight-asian="bold" style:font-weight-complex="bold"/>
    </style:style>
    <style:style style:name="P3" style:family="paragraph" style:parent-style-name="Table_20_Contents">
      <style:text-properties fo:font-weight="bold" officeooo:rsid="00387a61" officeooo:paragraph-rsid="00387a61" style:font-weight-asian="bold" style:font-weight-complex="bold"/>
    </style:style>
    <style:style style:name="P4" style:family="paragraph" style:parent-style-name="Table_20_Contents">
      <style:text-properties fo:font-weight="bold" officeooo:rsid="0044ceae" officeooo:paragraph-rsid="0044ceae" style:font-weight-asian="bold" style:font-weight-complex="bold"/>
    </style:style>
    <style:style style:name="P5" style:family="paragraph" style:parent-style-name="Table_20_Contents">
      <style:text-properties fo:font-weight="bold" officeooo:rsid="004b366b" officeooo:paragraph-rsid="004b366b" style:font-weight-asian="bold" style:font-weight-complex="bold"/>
    </style:style>
    <style:style style:name="P6" style:family="paragraph" style:parent-style-name="Table_20_Contents">
      <style:text-properties fo:font-weight="bold" officeooo:rsid="004ffddc" officeooo:paragraph-rsid="004ffddc" style:font-weight-asian="bold" style:font-weight-complex="bold"/>
    </style:style>
    <style:style style:name="P7" style:family="paragraph" style:parent-style-name="Table_20_Contents">
      <style:text-properties fo:font-weight="bold" officeooo:rsid="0054c885" officeooo:paragraph-rsid="0054c885" style:font-weight-asian="bold" style:font-weight-complex="bold"/>
    </style:style>
    <style:style style:name="P8" style:family="paragraph" style:parent-style-name="Table_20_Contents">
      <style:text-properties fo:font-weight="bold" officeooo:rsid="005702ed" officeooo:paragraph-rsid="005702ed" style:font-weight-asian="bold" style:font-weight-complex="bold"/>
    </style:style>
    <style:style style:name="P9" style:family="paragraph" style:parent-style-name="Table_20_Contents">
      <style:text-properties fo:font-weight="bold" officeooo:rsid="0063c32f" officeooo:paragraph-rsid="0063c32f" style:font-weight-asian="bold" style:font-weight-complex="bold"/>
    </style:style>
    <style:style style:name="P10" style:family="paragraph" style:parent-style-name="Table_20_Contents">
      <style:text-properties fo:font-weight="bold" officeooo:rsid="00650e46" officeooo:paragraph-rsid="00650e46" style:font-weight-asian="bold" style:font-weight-complex="bold"/>
    </style:style>
    <style:style style:name="P11" style:family="paragraph" style:parent-style-name="Table_20_Contents">
      <style:text-properties fo:font-weight="bold" officeooo:rsid="00687856" officeooo:paragraph-rsid="00687856" style:font-weight-asian="bold" style:font-weight-complex="bold"/>
    </style:style>
    <style:style style:name="P12" style:family="paragraph" style:parent-style-name="Table_20_Contents">
      <style:text-properties fo:font-weight="bold" officeooo:rsid="006ff048" officeooo:paragraph-rsid="006ff048" style:font-weight-asian="bold" style:font-weight-complex="bold"/>
    </style:style>
    <style:style style:name="P13" style:family="paragraph" style:parent-style-name="Table_20_Contents">
      <style:text-properties fo:font-weight="bold" officeooo:rsid="00762241" officeooo:paragraph-rsid="00762241" style:font-weight-asian="bold" style:font-weight-complex="bold"/>
    </style:style>
    <style:style style:name="P14" style:family="paragraph" style:parent-style-name="Table_20_Contents">
      <style:text-properties fo:font-weight="bold" officeooo:rsid="00768f0f" officeooo:paragraph-rsid="00768f0f" style:font-weight-asian="bold" style:font-weight-complex="bold"/>
    </style:style>
    <style:style style:name="P15" style:family="paragraph" style:parent-style-name="Table_20_Contents">
      <style:text-properties fo:font-weight="bold" officeooo:rsid="007b246d" officeooo:paragraph-rsid="007b246d" style:font-weight-asian="bold" style:font-weight-complex="bold"/>
    </style:style>
    <style:style style:name="P16" style:family="paragraph" style:parent-style-name="Table_20_Contents">
      <style:text-properties fo:font-weight="bold" officeooo:rsid="008403d5" officeooo:paragraph-rsid="008403d5" style:font-weight-asian="bold" style:font-weight-complex="bold"/>
    </style:style>
    <style:style style:name="P17" style:family="paragraph" style:parent-style-name="Table_20_Contents">
      <style:text-properties fo:font-weight="bold" officeooo:rsid="008581fa" officeooo:paragraph-rsid="008581fa" style:font-weight-asian="bold" style:font-weight-complex="bold"/>
    </style:style>
    <style:style style:name="P18" style:family="paragraph" style:parent-style-name="Table_20_Contents">
      <style:text-properties fo:font-weight="bold" officeooo:rsid="0086fe8a" officeooo:paragraph-rsid="0086fe8a" style:font-weight-asian="bold" style:font-weight-complex="bold"/>
    </style:style>
    <style:style style:name="P19" style:family="paragraph" style:parent-style-name="Table_20_Contents">
      <style:text-properties fo:font-weight="bold" officeooo:rsid="008a98ac" officeooo:paragraph-rsid="008a98ac" style:font-weight-asian="bold" style:font-weight-complex="bold"/>
    </style:style>
    <style:style style:name="P20" style:family="paragraph" style:parent-style-name="Table_20_Contents">
      <style:text-properties officeooo:rsid="001f01f3" officeooo:paragraph-rsid="001f01f3"/>
    </style:style>
    <style:style style:name="P21" style:family="paragraph" style:parent-style-name="Table_20_Contents">
      <style:text-properties officeooo:rsid="001f0861" officeooo:paragraph-rsid="001f0861"/>
    </style:style>
    <style:style style:name="P22" style:family="paragraph" style:parent-style-name="Table_20_Contents">
      <style:text-properties officeooo:rsid="00209a28" officeooo:paragraph-rsid="00209a28"/>
    </style:style>
    <style:style style:name="P23" style:family="paragraph" style:parent-style-name="Table_20_Contents">
      <style:text-properties officeooo:rsid="002440c2" officeooo:paragraph-rsid="002440c2"/>
    </style:style>
    <style:style style:name="P24" style:family="paragraph" style:parent-style-name="Table_20_Contents">
      <style:text-properties officeooo:rsid="0027d410" officeooo:paragraph-rsid="0027d410"/>
    </style:style>
    <style:style style:name="P25" style:family="paragraph" style:parent-style-name="Table_20_Contents">
      <style:text-properties officeooo:rsid="00287bdc" officeooo:paragraph-rsid="00287bdc"/>
    </style:style>
    <style:style style:name="P26" style:family="paragraph" style:parent-style-name="Table_20_Contents">
      <style:text-properties officeooo:rsid="001fc468" officeooo:paragraph-rsid="001fc468"/>
    </style:style>
    <style:style style:name="P27" style:family="paragraph" style:parent-style-name="Table_20_Contents">
      <style:text-properties officeooo:rsid="002a944c" officeooo:paragraph-rsid="002a944c"/>
    </style:style>
    <style:style style:name="P28" style:family="paragraph" style:parent-style-name="Table_20_Contents">
      <style:text-properties officeooo:rsid="00215edc" officeooo:paragraph-rsid="00215edc"/>
    </style:style>
    <style:style style:name="P29" style:family="paragraph" style:parent-style-name="Table_20_Contents">
      <style:text-properties officeooo:rsid="002d4961" officeooo:paragraph-rsid="002d4961"/>
    </style:style>
    <style:style style:name="P30" style:family="paragraph" style:parent-style-name="Table_20_Contents">
      <style:text-properties officeooo:rsid="002e715d" officeooo:paragraph-rsid="002e715d"/>
    </style:style>
    <style:style style:name="P31" style:family="paragraph" style:parent-style-name="Table_20_Contents">
      <style:text-properties officeooo:rsid="002f122a" officeooo:paragraph-rsid="002f122a"/>
    </style:style>
    <style:style style:name="P32" style:family="paragraph" style:parent-style-name="Table_20_Contents">
      <style:text-properties officeooo:rsid="00309385" officeooo:paragraph-rsid="00309385"/>
    </style:style>
    <style:style style:name="P33" style:family="paragraph" style:parent-style-name="Table_20_Contents">
      <style:text-properties officeooo:rsid="0032b739" officeooo:paragraph-rsid="0032b739"/>
    </style:style>
    <style:style style:name="P34" style:family="paragraph" style:parent-style-name="Table_20_Contents">
      <style:text-properties officeooo:rsid="003493a0" officeooo:paragraph-rsid="003493a0"/>
    </style:style>
    <style:style style:name="P35" style:family="paragraph" style:parent-style-name="Table_20_Contents">
      <style:text-properties officeooo:rsid="0035df52" officeooo:paragraph-rsid="0035df52"/>
    </style:style>
    <style:style style:name="P36" style:family="paragraph" style:parent-style-name="Table_20_Contents">
      <style:text-properties officeooo:rsid="00378d5f" officeooo:paragraph-rsid="00378d5f"/>
    </style:style>
    <style:style style:name="P37" style:family="paragraph" style:parent-style-name="Table_20_Contents">
      <style:text-properties officeooo:rsid="003899bd" officeooo:paragraph-rsid="003899bd"/>
    </style:style>
    <style:style style:name="P38" style:family="paragraph" style:parent-style-name="Table_20_Contents">
      <style:text-properties officeooo:rsid="00392856" officeooo:paragraph-rsid="00392856"/>
    </style:style>
    <style:style style:name="P39" style:family="paragraph" style:parent-style-name="Table_20_Contents">
      <style:text-properties officeooo:rsid="003a12fa" officeooo:paragraph-rsid="003a12fa"/>
    </style:style>
    <style:style style:name="P40" style:family="paragraph" style:parent-style-name="Table_20_Contents">
      <style:text-properties officeooo:rsid="003cd496" officeooo:paragraph-rsid="003cd496"/>
    </style:style>
    <style:style style:name="P41" style:family="paragraph" style:parent-style-name="Table_20_Contents">
      <style:text-properties officeooo:rsid="003e39fc" officeooo:paragraph-rsid="003e39fc"/>
    </style:style>
    <style:style style:name="P42" style:family="paragraph" style:parent-style-name="Table_20_Contents">
      <style:text-properties officeooo:rsid="0040010a" officeooo:paragraph-rsid="0040010a"/>
    </style:style>
    <style:style style:name="P43" style:family="paragraph" style:parent-style-name="Table_20_Contents">
      <style:text-properties officeooo:rsid="00420816" officeooo:paragraph-rsid="00420816"/>
    </style:style>
    <style:style style:name="P44" style:family="paragraph" style:parent-style-name="Table_20_Contents">
      <style:text-properties officeooo:rsid="00463161" officeooo:paragraph-rsid="00463161"/>
    </style:style>
    <style:style style:name="P45" style:family="paragraph" style:parent-style-name="Table_20_Contents">
      <style:text-properties officeooo:rsid="00479719" officeooo:paragraph-rsid="00479719"/>
    </style:style>
    <style:style style:name="P46" style:family="paragraph" style:parent-style-name="Table_20_Contents">
      <style:text-properties officeooo:rsid="00485881" officeooo:paragraph-rsid="00485881"/>
    </style:style>
    <style:style style:name="P47" style:family="paragraph" style:parent-style-name="Table_20_Contents">
      <style:text-properties officeooo:rsid="004b366b" officeooo:paragraph-rsid="004b366b"/>
    </style:style>
    <style:style style:name="P48" style:family="paragraph" style:parent-style-name="Table_20_Contents">
      <style:text-properties officeooo:rsid="004ca8c2" officeooo:paragraph-rsid="004ca8c2"/>
    </style:style>
    <style:style style:name="P49" style:family="paragraph" style:parent-style-name="Table_20_Contents">
      <style:text-properties officeooo:rsid="004ffddc" officeooo:paragraph-rsid="004ffddc"/>
    </style:style>
    <style:style style:name="P50" style:family="paragraph" style:parent-style-name="Table_20_Contents">
      <style:text-properties officeooo:rsid="005306fd" officeooo:paragraph-rsid="005306fd"/>
    </style:style>
    <style:style style:name="P51" style:family="paragraph" style:parent-style-name="Table_20_Contents">
      <style:text-properties officeooo:rsid="005351be" officeooo:paragraph-rsid="005351be"/>
    </style:style>
    <style:style style:name="P52" style:family="paragraph" style:parent-style-name="Table_20_Contents">
      <style:text-properties officeooo:rsid="005566eb" officeooo:paragraph-rsid="005566eb"/>
    </style:style>
    <style:style style:name="P53" style:family="paragraph" style:parent-style-name="Table_20_Contents">
      <style:text-properties officeooo:rsid="005622df" officeooo:paragraph-rsid="005622df"/>
    </style:style>
    <style:style style:name="P54" style:family="paragraph" style:parent-style-name="Table_20_Contents">
      <style:text-properties officeooo:rsid="00566313" officeooo:paragraph-rsid="00566313"/>
    </style:style>
    <style:style style:name="P55" style:family="paragraph" style:parent-style-name="Table_20_Contents">
      <style:text-properties officeooo:rsid="0056f2ce" officeooo:paragraph-rsid="0056f2ce"/>
    </style:style>
    <style:style style:name="P56" style:family="paragraph" style:parent-style-name="Table_20_Contents">
      <style:text-properties officeooo:rsid="005702ed" officeooo:paragraph-rsid="005702ed"/>
    </style:style>
    <style:style style:name="P57" style:family="paragraph" style:parent-style-name="Table_20_Contents">
      <style:text-properties officeooo:rsid="0058063c" officeooo:paragraph-rsid="0058063c"/>
    </style:style>
    <style:style style:name="P58" style:family="paragraph" style:parent-style-name="Table_20_Contents">
      <style:text-properties officeooo:rsid="005af1d4" officeooo:paragraph-rsid="005af1d4"/>
    </style:style>
    <style:style style:name="P59" style:family="paragraph" style:parent-style-name="Table_20_Contents">
      <style:text-properties officeooo:rsid="005c4706" officeooo:paragraph-rsid="005c4706"/>
    </style:style>
    <style:style style:name="P60" style:family="paragraph" style:parent-style-name="Table_20_Contents">
      <style:text-properties officeooo:rsid="0064858a" officeooo:paragraph-rsid="0064858a"/>
    </style:style>
    <style:style style:name="P61" style:family="paragraph" style:parent-style-name="Table_20_Contents">
      <style:text-properties officeooo:rsid="006738f9" officeooo:paragraph-rsid="006738f9"/>
    </style:style>
    <style:style style:name="P62" style:family="paragraph" style:parent-style-name="Table_20_Contents">
      <style:text-properties officeooo:rsid="00687856" officeooo:paragraph-rsid="00687856"/>
    </style:style>
    <style:style style:name="P63" style:family="paragraph" style:parent-style-name="Table_20_Contents">
      <style:text-properties officeooo:rsid="006a6c37" officeooo:paragraph-rsid="006a6c37"/>
    </style:style>
    <style:style style:name="P64" style:family="paragraph" style:parent-style-name="Table_20_Contents">
      <style:text-properties officeooo:rsid="006c3ade" officeooo:paragraph-rsid="006c3ade"/>
    </style:style>
    <style:style style:name="P65" style:family="paragraph" style:parent-style-name="Table_20_Contents">
      <style:text-properties officeooo:rsid="006dcc6e" officeooo:paragraph-rsid="006dcc6e"/>
    </style:style>
    <style:style style:name="P66" style:family="paragraph" style:parent-style-name="Table_20_Contents">
      <style:text-properties officeooo:rsid="006ff048" officeooo:paragraph-rsid="006ff048"/>
    </style:style>
    <style:style style:name="P67" style:family="paragraph" style:parent-style-name="Table_20_Contents">
      <style:text-properties officeooo:rsid="0070d53b" officeooo:paragraph-rsid="0070d53b"/>
    </style:style>
    <style:style style:name="P68" style:family="paragraph" style:parent-style-name="Table_20_Contents">
      <style:text-properties officeooo:rsid="0074065a" officeooo:paragraph-rsid="0074065a"/>
    </style:style>
    <style:style style:name="P69" style:family="paragraph" style:parent-style-name="Table_20_Contents">
      <style:text-properties officeooo:rsid="0074350c" officeooo:paragraph-rsid="0074350c"/>
    </style:style>
    <style:style style:name="P70" style:family="paragraph" style:parent-style-name="Table_20_Contents">
      <style:text-properties officeooo:rsid="00768f0f" officeooo:paragraph-rsid="00768f0f"/>
    </style:style>
    <style:style style:name="P71" style:family="paragraph" style:parent-style-name="Table_20_Contents">
      <style:text-properties officeooo:rsid="007813d0" officeooo:paragraph-rsid="007813d0"/>
    </style:style>
    <style:style style:name="P72" style:family="paragraph" style:parent-style-name="Table_20_Contents">
      <style:text-properties officeooo:rsid="007b246d" officeooo:paragraph-rsid="007b246d"/>
    </style:style>
    <style:style style:name="P73" style:family="paragraph" style:parent-style-name="Table_20_Contents">
      <style:text-properties officeooo:rsid="007e7755" officeooo:paragraph-rsid="007e7755"/>
    </style:style>
    <style:style style:name="P74" style:family="paragraph" style:parent-style-name="Table_20_Contents">
      <style:text-properties officeooo:rsid="007f5cd6" officeooo:paragraph-rsid="007f5cd6"/>
    </style:style>
    <style:style style:name="P75" style:family="paragraph" style:parent-style-name="Table_20_Contents">
      <style:text-properties officeooo:rsid="0080c508" officeooo:paragraph-rsid="0080c508"/>
    </style:style>
    <style:style style:name="P76" style:family="paragraph" style:parent-style-name="Table_20_Contents">
      <style:text-properties officeooo:rsid="00827b01" officeooo:paragraph-rsid="00827b01"/>
    </style:style>
    <style:style style:name="P77" style:family="paragraph" style:parent-style-name="Table_20_Contents">
      <style:text-properties officeooo:rsid="008403d5" officeooo:paragraph-rsid="008403d5"/>
    </style:style>
    <style:style style:name="P78" style:family="paragraph" style:parent-style-name="Table_20_Contents">
      <style:text-properties officeooo:rsid="008581fa" officeooo:paragraph-rsid="008581fa"/>
    </style:style>
    <style:style style:name="P79" style:family="paragraph" style:parent-style-name="Table_20_Contents">
      <style:text-properties officeooo:rsid="0086fe8a" officeooo:paragraph-rsid="0086fe8a"/>
    </style:style>
    <style:style style:name="P80" style:family="paragraph" style:parent-style-name="Table_20_Contents">
      <style:text-properties officeooo:rsid="008a98ac" officeooo:paragraph-rsid="008a98ac"/>
    </style:style>
    <style:style style:name="P81" style:family="paragraph" style:parent-style-name="Table_20_Contents">
      <style:text-properties officeooo:rsid="008aaa89" officeooo:paragraph-rsid="008aaa89"/>
    </style:style>
    <style:style style:name="P82" style:family="paragraph" style:parent-style-name="Table_20_Contents">
      <style:text-properties officeooo:rsid="008ea36c" officeooo:paragraph-rsid="008ea36c"/>
    </style:style>
    <style:style style:name="P83" style:family="paragraph" style:parent-style-name="Table_20_Contents">
      <style:text-properties officeooo:rsid="008f74c3" officeooo:paragraph-rsid="008f74c3"/>
    </style:style>
    <style:style style:name="P84" style:family="paragraph" style:parent-style-name="Table_20_Contents">
      <style:text-properties officeooo:rsid="009141d8" officeooo:paragraph-rsid="009141d8"/>
    </style:style>
    <style:style style:name="P85" style:family="paragraph" style:parent-style-name="Table_20_Contents">
      <style:text-properties officeooo:rsid="0092d220" officeooo:paragraph-rsid="0092d220"/>
    </style:style>
    <style:style style:name="P86" style:family="paragraph" style:parent-style-name="Table_20_Contents">
      <style:text-properties officeooo:rsid="0092db90" officeooo:paragraph-rsid="0092db90"/>
    </style:style>
    <style:style style:name="P87" style:family="paragraph" style:parent-style-name="Table_20_Contents">
      <style:text-properties officeooo:rsid="00933d0e" officeooo:paragraph-rsid="00933d0e"/>
    </style:style>
    <style:style style:name="P88" style:family="paragraph" style:parent-style-name="Table_20_Contents">
      <style:text-properties officeooo:rsid="00934e99" officeooo:paragraph-rsid="00934e99"/>
    </style:style>
    <style:style style:name="P89" style:family="paragraph" style:parent-style-name="Table_20_Contents">
      <style:text-properties officeooo:rsid="00944afb" officeooo:paragraph-rsid="00944afb"/>
    </style:style>
    <style:style style:name="P90" style:family="paragraph" style:parent-style-name="Table_20_Contents">
      <style:text-properties officeooo:rsid="00960650" officeooo:paragraph-rsid="00960650"/>
    </style:style>
    <style:style style:name="P91" style:family="paragraph" style:parent-style-name="Table_20_Contents">
      <style:text-properties officeooo:rsid="0097d60f" officeooo:paragraph-rsid="0097d60f"/>
    </style:style>
    <style:style style:name="P92" style:family="paragraph" style:parent-style-name="Standard">
      <style:text-properties officeooo:rsid="0058063c" officeooo:paragraph-rsid="0058063c"/>
    </style:style>
    <style:style style:name="P93" style:family="paragraph" style:parent-style-name="Standard">
      <style:text-properties officeooo:rsid="0065e26d" officeooo:paragraph-rsid="0065e26d"/>
    </style:style>
    <style:style style:name="P94" style:family="paragraph" style:parent-style-name="Standard">
      <style:text-properties officeooo:rsid="0086fe8a" officeooo:paragraph-rsid="0086fe8a"/>
    </style:style>
    <style:style style:name="P95" style:family="paragraph" style:parent-style-name="Standard">
      <style:text-properties officeooo:rsid="0058063c" officeooo:paragraph-rsid="00ace61d"/>
    </style:style>
    <style:style style:name="P96" style:family="paragraph" style:parent-style-name="Standard">
      <style:text-properties officeooo:rsid="0058063c" officeooo:paragraph-rsid="00bb6225"/>
    </style:style>
    <style:style style:name="P97" style:family="paragraph" style:parent-style-name="Standard">
      <style:text-properties officeooo:rsid="0058063c" officeooo:paragraph-rsid="00cf429d"/>
    </style:style>
    <style:style style:name="P98" style:family="paragraph" style:parent-style-name="Table_20_Contents">
      <style:text-properties officeooo:rsid="005c0a3e" officeooo:paragraph-rsid="005c0a3e"/>
    </style:style>
    <style:style style:name="P99" style:family="paragraph" style:parent-style-name="Table_20_Contents">
      <style:text-properties officeooo:rsid="00989281" officeooo:paragraph-rsid="00989281"/>
    </style:style>
    <style:style style:name="P100" style:family="paragraph" style:parent-style-name="Table_20_Contents">
      <style:text-properties officeooo:rsid="005c4706" officeooo:paragraph-rsid="005c4706"/>
    </style:style>
    <style:style style:name="P101" style:family="paragraph" style:parent-style-name="Table_20_Contents">
      <style:text-properties fo:font-weight="bold" officeooo:rsid="00687856" officeooo:paragraph-rsid="00687856" style:font-weight-asian="bold" style:font-weight-complex="bold"/>
    </style:style>
    <style:style style:name="P102" style:family="paragraph" style:parent-style-name="Table_20_Contents">
      <style:text-properties fo:font-weight="bold" officeooo:rsid="00762241" officeooo:paragraph-rsid="00762241" style:font-weight-asian="bold" style:font-weight-complex="bold"/>
    </style:style>
    <style:style style:name="P103" style:family="paragraph" style:parent-style-name="Table_20_Contents">
      <style:text-properties fo:font-weight="bold" officeooo:rsid="00a004c5" officeooo:paragraph-rsid="00a004c5" style:font-weight-asian="bold" style:font-weight-complex="bold"/>
    </style:style>
    <style:style style:name="P104" style:family="paragraph" style:parent-style-name="Table_20_Contents">
      <style:text-properties fo:font-weight="bold" officeooo:rsid="00a1337b" officeooo:paragraph-rsid="00a1337b" style:font-weight-asian="bold" style:font-weight-complex="bold"/>
    </style:style>
    <style:style style:name="P105" style:family="paragraph" style:parent-style-name="Table_20_Contents">
      <style:text-properties fo:font-weight="bold" officeooo:rsid="00a32ac4" officeooo:paragraph-rsid="00a32ac4" style:font-weight-asian="bold" style:font-weight-complex="bold"/>
    </style:style>
    <style:style style:name="P106" style:family="paragraph" style:parent-style-name="Table_20_Contents">
      <style:text-properties fo:font-weight="bold" officeooo:rsid="00a42ef1" officeooo:paragraph-rsid="00a42ef1" style:font-weight-asian="bold" style:font-weight-complex="bold"/>
    </style:style>
    <style:style style:name="P107" style:family="paragraph" style:parent-style-name="Table_20_Contents">
      <style:text-properties fo:font-weight="bold" officeooo:rsid="00a82209" officeooo:paragraph-rsid="00a82209" style:font-weight-asian="bold" style:font-weight-complex="bold"/>
    </style:style>
    <style:style style:name="P108" style:family="paragraph" style:parent-style-name="Table_20_Contents">
      <style:text-properties fo:font-weight="bold" officeooo:rsid="00ae7721" officeooo:paragraph-rsid="00ae7721" style:font-weight-asian="bold" style:font-weight-complex="bold"/>
    </style:style>
    <style:style style:name="P109" style:family="paragraph" style:parent-style-name="Table_20_Contents">
      <style:text-properties fo:font-weight="bold" officeooo:rsid="00b07414" officeooo:paragraph-rsid="00b07414" style:font-weight-asian="bold" style:font-weight-complex="bold"/>
    </style:style>
    <style:style style:name="P110" style:family="paragraph" style:parent-style-name="Table_20_Contents">
      <style:text-properties fo:font-weight="bold" officeooo:rsid="00b0e5f1" officeooo:paragraph-rsid="00b0e5f1" style:font-weight-asian="bold" style:font-weight-complex="bold"/>
    </style:style>
    <style:style style:name="P111" style:family="paragraph" style:parent-style-name="Table_20_Contents">
      <style:text-properties fo:font-weight="bold" officeooo:rsid="00b59c18" officeooo:paragraph-rsid="00b59c18" style:font-weight-asian="bold" style:font-weight-complex="bold"/>
    </style:style>
    <style:style style:name="P112" style:family="paragraph" style:parent-style-name="Table_20_Contents">
      <style:text-properties fo:font-weight="bold" officeooo:rsid="00b60a0e" officeooo:paragraph-rsid="00b60a0e" style:font-weight-asian="bold" style:font-weight-complex="bold"/>
    </style:style>
    <style:style style:name="P113" style:family="paragraph" style:parent-style-name="Table_20_Contents">
      <style:text-properties fo:font-weight="bold" officeooo:rsid="00b9c45e" officeooo:paragraph-rsid="00b9c45e" style:font-weight-asian="bold" style:font-weight-complex="bold"/>
    </style:style>
    <style:style style:name="P114" style:family="paragraph" style:parent-style-name="Table_20_Contents">
      <style:text-properties fo:font-weight="bold" officeooo:rsid="00bb104e" officeooo:paragraph-rsid="00bb104e" style:font-weight-asian="bold" style:font-weight-complex="bold"/>
    </style:style>
    <style:style style:name="P115" style:family="paragraph" style:parent-style-name="Table_20_Contents">
      <style:text-properties fo:font-weight="bold" officeooo:rsid="00bcbc29" officeooo:paragraph-rsid="00bcbc29" style:font-weight-asian="bold" style:font-weight-complex="bold"/>
    </style:style>
    <style:style style:name="P116" style:family="paragraph" style:parent-style-name="Table_20_Contents">
      <style:text-properties fo:font-weight="bold" officeooo:rsid="00c7a4f8" officeooo:paragraph-rsid="00c7a4f8" style:font-weight-asian="bold" style:font-weight-complex="bold"/>
    </style:style>
    <style:style style:name="P117" style:family="paragraph" style:parent-style-name="Table_20_Contents">
      <style:text-properties fo:font-weight="bold" officeooo:rsid="00cdef70" officeooo:paragraph-rsid="00cdef70" style:font-weight-asian="bold" style:font-weight-complex="bold"/>
    </style:style>
    <style:style style:name="P118" style:family="paragraph" style:parent-style-name="Table_20_Contents">
      <style:text-properties fo:font-weight="bold" officeooo:rsid="00d1f7bb" officeooo:paragraph-rsid="00d1f7bb" style:font-weight-asian="bold" style:font-weight-complex="bold"/>
    </style:style>
    <style:style style:name="P119" style:family="paragraph" style:parent-style-name="Table_20_Contents">
      <style:text-properties fo:font-weight="bold" officeooo:rsid="00d4f07a" officeooo:paragraph-rsid="00d4f07a" style:font-weight-asian="bold" style:font-weight-complex="bold"/>
    </style:style>
    <style:style style:name="P120" style:family="paragraph" style:parent-style-name="Table_20_Contents">
      <style:text-properties officeooo:rsid="00687856" officeooo:paragraph-rsid="00687856"/>
    </style:style>
    <style:style style:name="P121" style:family="paragraph" style:parent-style-name="Table_20_Contents">
      <style:text-properties officeooo:rsid="006a6c37" officeooo:paragraph-rsid="006a6c37"/>
    </style:style>
    <style:style style:name="P122" style:family="paragraph" style:parent-style-name="Table_20_Contents">
      <style:text-properties officeooo:rsid="006dcc6e" officeooo:paragraph-rsid="006dcc6e"/>
    </style:style>
    <style:style style:name="P123" style:family="paragraph" style:parent-style-name="Table_20_Contents">
      <style:text-properties officeooo:rsid="006c3ade" officeooo:paragraph-rsid="006c3ade"/>
    </style:style>
    <style:style style:name="P124" style:family="paragraph" style:parent-style-name="Table_20_Contents">
      <style:text-properties officeooo:rsid="005af1d4" officeooo:paragraph-rsid="005af1d4"/>
    </style:style>
    <style:style style:name="P125" style:family="paragraph" style:parent-style-name="Table_20_Contents">
      <style:text-properties officeooo:rsid="00796c04" officeooo:paragraph-rsid="00796c04"/>
    </style:style>
    <style:style style:name="P126" style:family="paragraph" style:parent-style-name="Table_20_Contents">
      <style:text-properties officeooo:rsid="009ce986" officeooo:paragraph-rsid="009ce986"/>
    </style:style>
    <style:style style:name="P127" style:family="paragraph" style:parent-style-name="Table_20_Contents">
      <style:text-properties officeooo:rsid="005702ed" officeooo:paragraph-rsid="005702ed"/>
    </style:style>
    <style:style style:name="P128" style:family="paragraph" style:parent-style-name="Table_20_Contents">
      <style:text-properties officeooo:rsid="0058063c" officeooo:paragraph-rsid="0058063c"/>
    </style:style>
    <style:style style:name="P129" style:family="paragraph" style:parent-style-name="Table_20_Contents">
      <style:text-properties officeooo:rsid="00a004c5" officeooo:paragraph-rsid="00a004c5"/>
    </style:style>
    <style:style style:name="P130" style:family="paragraph" style:parent-style-name="Table_20_Contents">
      <style:text-properties officeooo:rsid="00a1337b" officeooo:paragraph-rsid="00a1337b"/>
    </style:style>
    <style:style style:name="P131" style:family="paragraph" style:parent-style-name="Table_20_Contents">
      <style:text-properties officeooo:rsid="00a239ff" officeooo:paragraph-rsid="00a239ff"/>
    </style:style>
    <style:style style:name="P132" style:family="paragraph" style:parent-style-name="Table_20_Contents">
      <style:text-properties officeooo:rsid="008a98ac" officeooo:paragraph-rsid="008a98ac"/>
    </style:style>
    <style:style style:name="P133" style:family="paragraph" style:parent-style-name="Table_20_Contents">
      <style:text-properties officeooo:rsid="00a32ac4" officeooo:paragraph-rsid="00a32ac4"/>
    </style:style>
    <style:style style:name="P134" style:family="paragraph" style:parent-style-name="Table_20_Contents">
      <style:text-properties officeooo:rsid="00a62443" officeooo:paragraph-rsid="00a62443"/>
    </style:style>
    <style:style style:name="P135" style:family="paragraph" style:parent-style-name="Table_20_Contents">
      <style:text-properties officeooo:rsid="00a82209" officeooo:paragraph-rsid="00a82209"/>
    </style:style>
    <style:style style:name="P136" style:family="paragraph" style:parent-style-name="Table_20_Contents">
      <style:text-properties officeooo:rsid="00ae7721" officeooo:paragraph-rsid="00ae7721"/>
    </style:style>
    <style:style style:name="P137" style:family="paragraph" style:parent-style-name="Table_20_Contents">
      <style:text-properties officeooo:rsid="00b07414" officeooo:paragraph-rsid="00b07414"/>
    </style:style>
    <style:style style:name="P138" style:family="paragraph" style:parent-style-name="Table_20_Contents">
      <style:text-properties officeooo:rsid="00b268d2" officeooo:paragraph-rsid="00b268d2"/>
    </style:style>
    <style:style style:name="P139" style:family="paragraph" style:parent-style-name="Table_20_Contents">
      <style:text-properties officeooo:rsid="00b4584f" officeooo:paragraph-rsid="00b4584f"/>
    </style:style>
    <style:style style:name="P140" style:family="paragraph" style:parent-style-name="Table_20_Contents">
      <style:text-properties officeooo:rsid="00b59c18" officeooo:paragraph-rsid="00b59c18"/>
    </style:style>
    <style:style style:name="P141" style:family="paragraph" style:parent-style-name="Table_20_Contents">
      <style:text-properties officeooo:rsid="007b246d" officeooo:paragraph-rsid="007b246d"/>
    </style:style>
    <style:style style:name="P142" style:family="paragraph" style:parent-style-name="Table_20_Contents">
      <style:text-properties officeooo:rsid="00933d0e" officeooo:paragraph-rsid="00933d0e"/>
    </style:style>
    <style:style style:name="P143" style:family="paragraph" style:parent-style-name="Table_20_Contents">
      <style:text-properties officeooo:rsid="007e7755" officeooo:paragraph-rsid="007e7755"/>
    </style:style>
    <style:style style:name="P144" style:family="paragraph" style:parent-style-name="Table_20_Contents">
      <style:text-properties officeooo:rsid="007f5cd6" officeooo:paragraph-rsid="007f5cd6"/>
    </style:style>
    <style:style style:name="P145" style:family="paragraph" style:parent-style-name="Table_20_Contents">
      <style:text-properties officeooo:rsid="0080c508" officeooo:paragraph-rsid="0080c508"/>
    </style:style>
    <style:style style:name="P146" style:family="paragraph" style:parent-style-name="Table_20_Contents">
      <style:text-properties officeooo:rsid="00b79c7a" officeooo:paragraph-rsid="00b79c7a"/>
    </style:style>
    <style:style style:name="P147" style:family="paragraph" style:parent-style-name="Table_20_Contents">
      <style:text-properties officeooo:rsid="00b999b0" officeooo:paragraph-rsid="00b999b0"/>
    </style:style>
    <style:style style:name="P148" style:family="paragraph" style:parent-style-name="Table_20_Contents">
      <style:text-properties officeooo:rsid="00b9c45e" officeooo:paragraph-rsid="00b9c45e"/>
    </style:style>
    <style:style style:name="P149" style:family="paragraph" style:parent-style-name="Table_20_Contents">
      <style:text-properties officeooo:rsid="00ba17cf" officeooo:paragraph-rsid="00ba17cf"/>
    </style:style>
    <style:style style:name="P150" style:family="paragraph" style:parent-style-name="Table_20_Contents">
      <style:text-properties officeooo:rsid="00baacfd" officeooo:paragraph-rsid="00baacfd"/>
    </style:style>
    <style:style style:name="P151" style:family="paragraph" style:parent-style-name="Table_20_Contents">
      <style:text-properties officeooo:rsid="00bb104e" officeooo:paragraph-rsid="00bb104e"/>
    </style:style>
    <style:style style:name="P152" style:family="paragraph" style:parent-style-name="Table_20_Contents">
      <style:text-properties officeooo:rsid="00c2044f" officeooo:paragraph-rsid="00c2044f"/>
    </style:style>
    <style:style style:name="P153" style:family="paragraph" style:parent-style-name="Table_20_Contents">
      <style:text-properties officeooo:rsid="00c3ea12" officeooo:paragraph-rsid="00c3ea12"/>
    </style:style>
    <style:style style:name="P154" style:family="paragraph" style:parent-style-name="Table_20_Contents">
      <style:text-properties officeooo:rsid="00c40dbb" officeooo:paragraph-rsid="00c40dbb"/>
    </style:style>
    <style:style style:name="P155" style:family="paragraph" style:parent-style-name="Table_20_Contents">
      <style:text-properties officeooo:rsid="00c53703" officeooo:paragraph-rsid="00c53703"/>
    </style:style>
    <style:style style:name="P156" style:family="paragraph" style:parent-style-name="Table_20_Contents">
      <style:text-properties officeooo:rsid="00c8ebfc" officeooo:paragraph-rsid="00c8ebfc"/>
    </style:style>
    <style:style style:name="P157" style:family="paragraph" style:parent-style-name="Table_20_Contents">
      <style:text-properties officeooo:rsid="00c97d71" officeooo:paragraph-rsid="00c97d71"/>
    </style:style>
    <style:style style:name="P158" style:family="paragraph" style:parent-style-name="Table_20_Contents">
      <style:text-properties officeooo:rsid="00c9d394" officeooo:paragraph-rsid="00c9d394"/>
    </style:style>
    <style:style style:name="P159" style:family="paragraph" style:parent-style-name="Table_20_Contents">
      <style:text-properties officeooo:rsid="00cb702e" officeooo:paragraph-rsid="00cb702e"/>
    </style:style>
    <style:style style:name="P160" style:family="paragraph" style:parent-style-name="Table_20_Contents">
      <style:text-properties officeooo:rsid="00ce04dd" officeooo:paragraph-rsid="00c3ea12"/>
    </style:style>
    <style:style style:name="P161" style:family="paragraph" style:parent-style-name="Table_20_Contents">
      <style:text-properties officeooo:rsid="00ce04dd" officeooo:paragraph-rsid="00ce04dd"/>
    </style:style>
    <style:style style:name="P162" style:family="paragraph" style:parent-style-name="Table_20_Contents">
      <style:text-properties officeooo:rsid="00cf429d" officeooo:paragraph-rsid="00cf429d"/>
    </style:style>
    <style:style style:name="P163" style:family="paragraph" style:parent-style-name="Table_20_Contents">
      <style:text-properties officeooo:rsid="00cfd1a1" officeooo:paragraph-rsid="00cfd1a1"/>
    </style:style>
    <style:style style:name="P164" style:family="paragraph" style:parent-style-name="Table_20_Contents">
      <style:text-properties officeooo:rsid="00d05965" officeooo:paragraph-rsid="00d05965"/>
    </style:style>
    <style:style style:name="P165" style:family="paragraph" style:parent-style-name="Table_20_Contents">
      <style:text-properties officeooo:rsid="00d0a26d" officeooo:paragraph-rsid="00d0a26d"/>
    </style:style>
    <style:style style:name="P166" style:family="paragraph" style:parent-style-name="Table_20_Contents">
      <style:text-properties officeooo:rsid="00d1f7bb" officeooo:paragraph-rsid="00d1f7bb"/>
    </style:style>
    <style:style style:name="P167" style:family="paragraph" style:parent-style-name="Table_20_Contents">
      <style:text-properties officeooo:rsid="00d700cd" officeooo:paragraph-rsid="00d700cd"/>
    </style:style>
    <style:style style:name="T1" style:family="text">
      <style:text-properties officeooo:rsid="002287d8"/>
    </style:style>
    <style:style style:name="T2" style:family="text">
      <style:text-properties officeooo:rsid="00263ef5"/>
    </style:style>
    <style:style style:name="T3" style:family="text">
      <style:text-properties officeooo:rsid="002a3964"/>
    </style:style>
    <style:style style:name="T4" style:family="text">
      <style:text-properties officeooo:rsid="0035df52"/>
    </style:style>
    <style:style style:name="T5" style:family="text">
      <style:text-properties officeooo:rsid="003e39fc"/>
    </style:style>
    <style:style style:name="T6" style:family="text">
      <style:text-properties officeooo:rsid="004d9adf"/>
    </style:style>
    <style:style style:name="T7" style:family="text">
      <style:text-properties officeooo:rsid="005c0a3e"/>
    </style:style>
    <style:style style:name="T8" style:family="text">
      <style:text-properties officeooo:rsid="006ee680"/>
    </style:style>
    <style:style style:name="T9" style:family="text">
      <style:text-properties officeooo:rsid="00762241"/>
    </style:style>
    <style:style style:name="T10" style:family="text">
      <style:text-properties officeooo:rsid="008aaa89"/>
    </style:style>
    <style:style style:name="T11" style:family="text">
      <style:text-properties officeooo:rsid="0092aac4"/>
    </style:style>
    <style:style style:name="T12" style:family="text">
      <style:text-properties officeooo:rsid="0092d220"/>
    </style:style>
    <style:style style:name="T13" style:family="text">
      <style:text-properties officeooo:rsid="0092db90"/>
    </style:style>
    <style:style style:name="T14" style:family="text">
      <style:text-properties officeooo:rsid="00933d0e"/>
    </style:style>
    <style:style style:name="T15" style:family="text">
      <style:text-properties officeooo:rsid="00989281"/>
    </style:style>
    <style:style style:name="T16" style:family="text">
      <style:text-properties officeooo:rsid="009a0ae8"/>
    </style:style>
    <style:style style:name="T17" style:family="text">
      <style:text-properties officeooo:rsid="009ce986"/>
    </style:style>
    <style:style style:name="T18" style:family="text">
      <style:text-properties officeooo:rsid="009e2eea"/>
    </style:style>
    <style:style style:name="T19" style:family="text">
      <style:text-properties officeooo:rsid="00a1337b"/>
    </style:style>
    <style:style style:name="T20" style:family="text">
      <style:text-properties officeooo:rsid="00a29f62"/>
    </style:style>
    <style:style style:name="T21" style:family="text">
      <style:text-properties officeooo:rsid="00a32ac4"/>
    </style:style>
    <style:style style:name="T22" style:family="text">
      <style:text-properties officeooo:rsid="00a62443"/>
    </style:style>
    <style:style style:name="T23" style:family="text">
      <style:text-properties officeooo:rsid="00a82209"/>
    </style:style>
    <style:style style:name="T24" style:family="text">
      <style:text-properties officeooo:rsid="00ae7721"/>
    </style:style>
    <style:style style:name="T25" style:family="text">
      <style:text-properties officeooo:rsid="00b07414"/>
    </style:style>
    <style:style style:name="T26" style:family="text">
      <style:text-properties officeooo:rsid="00b268d2"/>
    </style:style>
    <style:style style:name="T27" style:family="text">
      <style:text-properties officeooo:rsid="00b999b0"/>
    </style:style>
    <style:style style:name="T28" style:family="text">
      <style:text-properties officeooo:rsid="00bb104e"/>
    </style:style>
    <style:style style:name="T29" style:family="text">
      <style:text-properties officeooo:rsid="00bcbc29"/>
    </style:style>
    <style:style style:name="T30" style:family="text">
      <style:text-properties officeooo:rsid="00bcebb0"/>
    </style:style>
    <style:style style:name="T31" style:family="text">
      <style:text-properties officeooo:rsid="00bfc3db"/>
    </style:style>
    <style:style style:name="T32" style:family="text">
      <style:text-properties officeooo:rsid="00c06cd5"/>
    </style:style>
    <style:style style:name="T33" style:family="text">
      <style:text-properties officeooo:rsid="00c1f44f"/>
    </style:style>
    <style:style style:name="T34" style:family="text">
      <style:text-properties officeooo:rsid="00c36179"/>
    </style:style>
    <style:style style:name="T35" style:family="text">
      <style:text-properties officeooo:rsid="00c3ea12"/>
    </style:style>
    <style:style style:name="T36" style:family="text">
      <style:text-properties officeooo:rsid="00c7a4f8"/>
    </style:style>
    <style:style style:name="T37" style:family="text">
      <style:text-properties officeooo:rsid="00cabe4f"/>
    </style:style>
    <style:style style:name="T38" style:family="text">
      <style:text-properties officeooo:rsid="00cdef70"/>
    </style:style>
    <style:style style:name="T39" style:family="text">
      <style:text-properties officeooo:rsid="00cf429d"/>
    </style:style>
    <style:style style:name="T40" style:family="text">
      <style:text-properties officeooo:rsid="00d1f7bb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Eleve" table:style-name="Eleve">
        <table:table-column table:style-name="Eleve.A"/>
        <table:table-row>
          <table:table-cell table:style-name="Eleve.A1" office:value-type="string">
            <text:p text:style-name="P1"><text:span text:style-name="T1">e</text:span>l<text:span text:style-name="T1">e</text:span>ve</text:p>
          </table:table-cell>
        </table:table-row>
        <table:table-row>
          <table:table-cell table:style-name="Eleve.A2" office:value-type="string">
            <text:p text:style-name="P20">id_eleve</text:p>
          </table:table-cell>
        </table:table-row>
        <table:table-row>
          <table:table-cell table:style-name="Eleve.A2" office:value-type="string">
            <text:p text:style-name="P23">id_<text:span text:style-name="T2">badge</text:span></text:p>
          </table:table-cell>
        </table:table-row>
        <table:table-row>
          <table:table-cell table:style-name="Eleve.A2" office:value-type="string">
            <text:p text:style-name="P40">code_eleve</text:p>
          </table:table-cell>
        </table:table-row>
        <table:table-row>
          <table:table-cell table:style-name="Eleve.A2" office:value-type="string">
            <text:p text:style-name="P21">prenom</text:p>
          </table:table-cell>
        </table:table-row>
        <table:table-row>
          <table:table-cell table:style-name="Eleve.A2" office:value-type="string">
            <text:p text:style-name="P21">nom</text:p>
          </table:table-cell>
        </table:table-row>
        <table:table-row>
          <table:table-cell table:style-name="Eleve.A2" office:value-type="string">
            <text:p text:style-name="P83">sexe</text:p>
          </table:table-cell>
        </table:table-row>
        <table:table-row>
          <table:table-cell table:style-name="Eleve.A2" office:value-type="string">
            <text:p text:style-name="P21">date_naissance</text:p>
          </table:table-cell>
        </table:table-row>
        <table:table-row table:style-name="Eleve.9">
          <table:table-cell table:style-name="Eleve.A2" office:value-type="string">
            <text:p text:style-name="P83"><text:span text:style-name="T13">t</text:span>el1</text:p>
          </table:table-cell>
        </table:table-row>
        <table:table-row table:style-name="Eleve.9">
          <table:table-cell table:style-name="Eleve.A2" office:value-type="string">
            <text:p text:style-name="P83"><text:span text:style-name="T13">t</text:span>el2</text:p>
          </table:table-cell>
        </table:table-row>
        <table:table-row table:style-name="Eleve.9">
          <table:table-cell table:style-name="Eleve.A2" office:value-type="string">
            <text:p text:style-name="P83"><text:span text:style-name="T13">t</text:span>el3</text:p>
          </table:table-cell>
        </table:table-row>
        <table:table-row table:style-name="Eleve.9">
          <table:table-cell table:style-name="Eleve.A2" office:value-type="string">
            <text:p text:style-name="P86">email</text:p>
          </table:table-cell>
        </table:table-row>
        <table:table-row table:style-name="Eleve.9">
          <table:table-cell table:style-name="Eleve.A2" office:value-type="string">
            <text:p text:style-name="P32">adresse</text:p>
          </table:table-cell>
        </table:table-row>
        <table:table-row table:style-name="Eleve.9">
          <table:table-cell table:style-name="Eleve.A2" office:value-type="string">
            <text:p text:style-name="P24">nationalite</text:p>
          </table:table-cell>
        </table:table-row>
        <table:table-row>
          <table:table-cell table:style-name="Eleve.A2" office:value-type="string">
            <text:p text:style-name="P22">commentaires</text:p>
          </table:table-cell>
        </table:table-row>
        <table:table-row>
          <table:table-cell table:style-name="Eleve.A2" office:value-type="string">
            <text:p text:style-name="P22">photo</text:p>
          </table:table-cell>
        </table:table-row>
        <table:table-row>
          <table:table-cell table:style-name="Eleve.A2" office:value-type="string">
            <text:p text:style-name="P28">id_tuteur</text:p>
          </table:table-cell>
        </table:table-row>
        <table:table-row>
          <table:table-cell table:style-name="Eleve.A2" office:value-type="string">
            <text:p text:style-name="P27">date_inscription</text:p>
          </table:table-cell>
        </table:table-row>
        <table:table-row>
          <table:table-cell table:style-name="Eleve.A2" office:value-type="string">
            <text:p text:style-name="P26">date_creation</text:p>
          </table:table-cell>
        </table:table-row>
        <table:table-row>
          <table:table-cell table:style-name="Eleve.A2" office:value-type="string">
            <text:p text:style-name="P26">date_modification</text:p>
          </table:table-cell>
        </table:table-row>
        <table:table-row>
          <table:table-cell table:style-name="Eleve.A2" office:value-type="string">
            <text:p text:style-name="P25"><draw:frame draw:style-name="fr1" draw:name="Frame1" text:anchor-type="paragraph" svg:x="7.033cm" svg:y="-13.751cm" svg:width="6.69cm" draw:z-index="2"><draw:text-box fo:min-height="7.131cm"><table:table table:name="tuteur" table:style-name="tuteur"><table:table-column table:style-name="tuteur.A"/><table:table-row><table:table-cell table:style-name="tuteur.A1" office:value-type="string"><text:p text:style-name="P2">tuteur</text:p></table:table-cell></table:table-row><table:table-row><table:table-cell table:style-name="tuteur.A2" office:value-type="string"><text:p text:style-name="P29">id_tuteur</text:p></table:table-cell></table:table-row><table:table-row><table:table-cell table:style-name="tuteur.A2" office:value-type="string"><text:p text:style-name="P30">id_badge</text:p></table:table-cell></table:table-row><table:table-row><table:table-cell table:style-name="tuteur.A2" office:value-type="string"><text:p text:style-name="P40">code_tuteur</text:p></table:table-cell></table:table-row><table:table-row><table:table-cell table:style-name="tuteur.A2" office:value-type="string"><text:p text:style-name="P30">prenom</text:p></table:table-cell></table:table-row><table:table-row><table:table-cell table:style-name="tuteur.A2" office:value-type="string"><text:p text:style-name="P30">nom</text:p></table:table-cell></table:table-row><table:table-row><table:table-cell table:style-name="tuteur.A2" office:value-type="string"><text:p text:style-name="P30">date_naissance</text:p></table:table-cell></table:table-row><table:table-row><table:table-cell table:style-name="tuteur.A2" office:value-type="string"><text:p text:style-name="P30">adresse</text:p></table:table-cell></table:table-row><table:table-row><table:table-cell table:style-name="tuteur.A2" office:value-type="string"><text:p text:style-name="P86">tel1</text:p></table:table-cell></table:table-row><table:table-row><table:table-cell table:style-name="tuteur.A2" office:value-type="string"><text:p text:style-name="P86">tel2</text:p></table:table-cell></table:table-row><table:table-row><table:table-cell table:style-name="tuteur.A2" office:value-type="string"><text:p text:style-name="P86">tel3</text:p></table:table-cell></table:table-row><table:table-row><table:table-cell table:style-name="tuteur.A2" office:value-type="string"><text:p text:style-name="P86">email</text:p></table:table-cell></table:table-row><table:table-row><table:table-cell table:style-name="tuteur.A2" office:value-type="string"><text:p text:style-name="P30">nationalite</text:p></table:table-cell></table:table-row><table:table-row><table:table-cell table:style-name="tuteur.A2" office:value-type="string"><text:p text:style-name="P31">commentaires</text:p></table:table-cell></table:table-row><table:table-row><table:table-cell table:style-name="tuteur.A2" office:value-type="string"><text:p text:style-name="P31">photo</text:p></table:table-cell></table:table-row><table:table-row><table:table-cell table:style-name="tuteur.A2" office:value-type="string"><text:p text:style-name="P31">date_inscription</text:p></table:table-cell></table:table-row><table:table-row><table:table-cell table:style-name="tuteur.A2" office:value-type="string"><text:p text:style-name="P31"/></table:table-cell></table:table-row><table:table-row><table:table-cell table:style-name="tuteur.A2" office:value-type="string"><text:p text:style-name="P31">date_creation</text:p></table:table-cell></table:table-row><table:table-row><table:table-cell table:style-name="tuteur.A2" office:value-type="string"><text:p text:style-name="P31">date_modification</text:p></table:table-cell></table:table-row><table:table-row><table:table-cell table:style-name="tuteur.A2" office:value-type="string"><text:p text:style-name="P31">id_user</text:p></table:table-cell></table:table-row></table:table></draw:text-box></draw:frame><draw:frame draw:style-name="fr1" draw:name="Frame3" text:anchor-type="paragraph" svg:x="7.124cm" svg:y="0.319cm" svg:width="7.643cm" draw:z-index="1"><draw:text-box fo:min-height="10.545cm"><table:table table:name="formation" table:style-name="formation"><table:table-column table:style-name="formation.A"/><table:table-row><table:table-cell table:style-name="formation.A1" office:value-type="string"><text:p text:style-name="P3">formation<text:span text:style-name="T5">s</text:span></text:p></table:table-cell></table:table-row><table:table-row><table:table-cell table:style-name="formation.A2" office:value-type="string"><text:p text:style-name="P37">id_formation</text:p></table:table-cell></table:table-row><table:table-row><table:table-cell table:style-name="formation.A2" office:value-type="string"><text:p text:style-name="P38">code_formation</text:p></table:table-cell></table:table-row><table:table-row><table:table-cell table:style-name="formation.A2" office:value-type="string"><text:p text:style-name="P38">nom_formation</text:p></table:table-cell></table:table-row><table:table-row><table:table-cell table:style-name="formation.A2" office:value-type="string"><text:p text:style-name="P38">niveau</text:p></table:table-cell></table:table-row><table:table-row><table:table-cell table:style-name="formation.A2" office:value-type="string"><text:p text:style-name="P39">classe</text:p></table:table-cell></table:table-row><table:table-row><table:table-cell table:style-name="formation.A2" office:value-type="string"><text:p text:style-name="P39">type</text:p></table:table-cell></table:table-row><table:table-row><table:table-cell table:style-name="formation.A2" office:value-type="string"><text:p text:style-name="P84">filiere</text:p></table:table-cell></table:table-row><table:table-row><table:table-cell table:style-name="formation.A2" office:value-type="string"><text:p text:style-name="P42">frais_inscription</text:p></table:table-cell></table:table-row><table:table-row><table:table-cell table:style-name="formation.A2" office:value-type="string"><text:p text:style-name="P42">mensual<text:span text:style-name="T14">ite</text:span></text:p></table:table-cell></table:table-row><table:table-row><table:table-cell table:style-name="formation.A2" office:value-type="string"><text:p text:style-name="P87"/></table:table-cell></table:table-row><table:table-row><table:table-cell table:style-name="formation.A2" office:value-type="string"><text:p text:style-name="P87"/></table:table-cell></table:table-row><table:table-row><table:table-cell table:style-name="formation.A2" office:value-type="string"><text:p text:style-name="P43">date_creation</text:p></table:table-cell></table:table-row><table:table-row><table:table-cell table:style-name="formation.A2" office:value-type="string"><text:p text:style-name="P43">date_modification</text:p></table:table-cell></table:table-row><table:table-row><table:table-cell table:style-name="formation.A2" office:value-type="string"><text:p text:style-name="P43">id_user</text:p></table:table-cell></table:table-row></table:table></draw:text-box></draw:frame>id_<text:span text:style-name="T3">user</text:span></text:p>
          </table:table-cell>
        </table:table-row>
      </table:table>
      <text:p text:style-name="Standard"><draw:frame draw:style-name="fr1" draw:name="Frame2" text:anchor-type="paragraph" svg:x="0.012cm" svg:y="0.069cm" svg:width="5.66cm" draw:z-index="0"><draw:text-box fo:min-height="10.543cm"><table:table table:name="users" table:style-name="users"><table:table-column table:style-name="users.A"/><table:table-row><table:table-cell table:style-name="users.A1" office:value-type="string"><text:p text:style-name="P106">personnel</text:p></table:table-cell></table:table-row><table:table-row><table:table-cell table:style-name="users.A2" office:value-type="string"><text:p text:style-name="P33">id_<text:span text:style-name="T23">personnel</text:span></text:p></table:table-cell></table:table-row><table:table-row><table:table-cell table:style-name="users.A2" office:value-type="string"><text:p text:style-name="P33">id_badge</text:p></table:table-cell></table:table-row><table:table-row><table:table-cell table:style-name="users.A2" office:value-type="string"><text:p text:style-name="P41">code_user</text:p></table:table-cell></table:table-row><table:table-row><table:table-cell table:style-name="users.A2" office:value-type="string"><text:p text:style-name="P33">prenom</text:p></table:table-cell></table:table-row><table:table-row><table:table-cell table:style-name="users.A2" office:value-type="string"><text:p text:style-name="P34">nom</text:p></table:table-cell></table:table-row><table:table-row><table:table-cell table:style-name="users.A2" office:value-type="string"><text:p text:style-name="P34">date_naissance</text:p></table:table-cell></table:table-row><table:table-row><table:table-cell table:style-name="users.A2" office:value-type="string"><text:p text:style-name="P82"><text:span text:style-name="T13">t</text:span>el1</text:p></table:table-cell></table:table-row><table:table-row><table:table-cell table:style-name="users.A2" office:value-type="string"><text:p text:style-name="P82"><text:span text:style-name="T13">t</text:span>el2</text:p></table:table-cell></table:table-row><table:table-row><table:table-cell table:style-name="users.A2" office:value-type="string"><text:p text:style-name="P82"><text:span text:style-name="T13">t</text:span>el3</text:p></table:table-cell></table:table-row><table:table-row><table:table-cell table:style-name="users.A2" office:value-type="string"><text:p text:style-name="P86">email</text:p></table:table-cell></table:table-row><table:table-row><table:table-cell table:style-name="users.A2" office:value-type="string"><text:p text:style-name="P34">a<text:span text:style-name="T4">dresse</text:span></text:p></table:table-cell></table:table-row><table:table-row><table:table-cell table:style-name="users.A2" office:value-type="string"><text:p text:style-name="P35">nationalite</text:p></table:table-cell></table:table-row><table:table-row><table:table-cell table:style-name="users.A2" office:value-type="string"><text:p text:style-name="P35">commentaires</text:p></table:table-cell></table:table-row><table:table-row><table:table-cell table:style-name="users.A2" office:value-type="string"><text:p text:style-name="P35">photo</text:p></table:table-cell></table:table-row><table:table-row><table:table-cell table:style-name="users.A2" office:value-type="string"><text:p text:style-name="P36"><text:span text:style-name="T10">id_</text:span>fonction</text:p></table:table-cell></table:table-row><table:table-row><table:table-cell table:style-name="users.A2" office:value-type="string"><text:p text:style-name="P36">date_<text:span text:style-name="T22">creation</text:span></text:p></table:table-cell></table:table-row><table:table-row><table:table-cell table:style-name="users.A2" office:value-type="string"><text:p text:style-name="P134">date_modification</text:p></table:table-cell></table:table-row><table:table-row><table:table-cell table:style-name="users.A2" office:value-type="string"><text:p text:style-name="P134">id_user</text:p></table:table-cell></table:table-row></table:table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rame4" text:anchor-type="paragraph" svg:x="0.145cm" svg:y="0.035cm" svg:width="6.399cm" draw:z-index="3"><draw:text-box fo:min-height="8.629cm"><table:table table:name="inscription" table:style-name="inscription"><table:table-column table:style-name="inscription.A"/><table:table-row><table:table-cell table:style-name="inscription.A1" office:value-type="string"><text:p text:style-name="P4">inscription</text:p></table:table-cell></table:table-row><table:table-row><table:table-cell table:style-name="inscription.A2" office:value-type="string"><text:p text:style-name="P44">id_inscription</text:p></table:table-cell></table:table-row><table:table-row><table:table-cell table:style-name="inscription.A2" office:value-type="string"><text:p text:style-name="P44">id_eleve</text:p></table:table-cell></table:table-row><table:table-row><table:table-cell table:style-name="inscription.A2" office:value-type="string"><text:p text:style-name="P44">id_formation_<text:span text:style-name="T6">group</text:span></text:p></table:table-cell></table:table-row><table:table-row><table:table-cell table:style-name="inscription.A2" office:value-type="string"><text:p text:style-name="P44">date_inscription</text:p></table:table-cell></table:table-row><table:table-row><table:table-cell table:style-name="inscription.A2" office:value-type="string"><text:p text:style-name="P45">date_fin_inscription</text:p></table:table-cell></table:table-row><table:table-row><table:table-cell table:style-name="inscription.A2" office:value-type="string"><text:p text:style-name="Table_20_Contents"/></table:table-cell></table:table-row><table:table-row><table:table-cell table:style-name="inscription.A2" office:value-type="string"><text:p text:style-name="Table_20_Contents"/></table:table-cell></table:table-row><table:table-row><table:table-cell table:style-name="inscription.A2" office:value-type="string"><text:p text:style-name="P46">date_creation</text:p></table:table-cell></table:table-row><table:table-row><table:table-cell table:style-name="inscription.A2" office:value-type="string"><text:p text:style-name="P46">date_modifiction</text:p></table:table-cell></table:table-row><table:table-row><table:table-cell table:style-name="inscription.A2" office:value-type="string"><text:p text:style-name="P46">id_user</text:p></table:table-cell></table:table-row></table:table></draw:text-box></draw:frame><draw:frame draw:style-name="fr1" draw:name="Frame5" text:anchor-type="paragraph" svg:x="8.615cm" svg:y="0.095cm" svg:width="6.121cm" draw:z-index="4"><draw:text-box fo:min-height="8.463cm"><table:table table:name="formation_group" table:style-name="formation_5f_group"><table:table-column table:style-name="formation_5f_group.A"/><table:table-row><table:table-cell table:style-name="formation_5f_group.A1" office:value-type="string"><text:p text:style-name="P5">formation_group</text:p></table:table-cell></table:table-row><table:table-row><table:table-cell table:style-name="formation_5f_group.A2" office:value-type="string"><text:p text:style-name="P47">id_formation_group</text:p></table:table-cell></table:table-row><table:table-row><table:table-cell table:style-name="formation_5f_group.A2" office:value-type="string"><text:p text:style-name="P47">id_formation</text:p></table:table-cell></table:table-row><table:table-row><table:table-cell table:style-name="formation_5f_group.A2" office:value-type="string"><text:p text:style-name="P47">group_number</text:p></table:table-cell></table:table-row><table:table-row><table:table-cell table:style-name="formation_5f_group.A2" office:value-type="string"><text:p text:style-name="P47">group_name</text:p></table:table-cell></table:table-row><table:table-row><table:table-cell table:style-name="formation_5f_group.A2" office:value-type="string"><text:p text:style-name="P54">annee_<text:span text:style-name="T8">scolaire</text:span></text:p></table:table-cell></table:table-row><table:table-row><table:table-cell table:style-name="formation_5f_group.A2" office:value-type="string"><text:p text:style-name="P87">date_debut</text:p></table:table-cell></table:table-row><table:table-row><table:table-cell table:style-name="formation_5f_group.A2" office:value-type="string"><text:p text:style-name="P87">date_fin</text:p></table:table-cell></table:table-row><table:table-row><table:table-cell table:style-name="formation_5f_group.A2" office:value-type="string"><text:p text:style-name="Table_20_Contents"/></table:table-cell></table:table-row><table:table-row><table:table-cell table:style-name="formation_5f_group.A2" office:value-type="string"><text:p text:style-name="P48">date_creation</text:p></table:table-cell></table:table-row><table:table-row><table:table-cell table:style-name="formation_5f_group.A2" office:value-type="string"><text:p text:style-name="P48">date_modification</text:p></table:table-cell></table:table-row><table:table-row><table:table-cell table:style-name="formation_5f_group.A2" office:value-type="string"><text:p text:style-name="P48">id_user</text:p></table:table-cell></table:table-row></table:table></draw:text-box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rame7" text:anchor-type="paragraph" svg:x="8.655cm" svg:y="0.265cm" svg:width="6.57cm" draw:z-index="6"><draw:text-box fo:min-height="7.131cm"><table:table table:name="compo_formation" table:style-name="compo_5f_formation"><table:table-column table:style-name="compo_5f_formation.A"/><table:table-row><table:table-cell table:style-name="compo_5f_formation.A1" office:value-type="string"><text:p text:style-name="P7">compo_formation</text:p></table:table-cell></table:table-row><table:table-row><table:table-cell table:style-name="compo_5f_formation.A2" office:value-type="string"><text:p text:style-name="P58">id_compo_formation</text:p></table:table-cell></table:table-row><table:table-row><table:table-cell table:style-name="compo_5f_formation.A2" office:value-type="string"><text:p text:style-name="P52">id_formation_<text:span text:style-name="T11">group</text:span></text:p></table:table-cell></table:table-row><table:table-row><table:table-cell table:style-name="compo_5f_formation.A2" office:value-type="string"><text:p text:style-name="P52">id_matiere</text:p></table:table-cell></table:table-row><table:table-row><table:table-cell table:style-name="compo_5f_formation.A2" office:value-type="string"><text:p text:style-name="P52">coefficient</text:p></table:table-cell></table:table-row><table:table-row><table:table-cell table:style-name="compo_5f_formation.A2" office:value-type="string"><text:p text:style-name="P85">id_periode</text:p></table:table-cell></table:table-row><table:table-row><table:table-cell table:style-name="compo_5f_formation.A2" office:value-type="string"><text:p text:style-name="P53">id_formateur</text:p></table:table-cell></table:table-row><table:table-row><table:table-cell table:style-name="compo_5f_formation.A2" office:value-type="string"><text:p text:style-name="P76">prix_horaire</text:p></table:table-cell></table:table-row><table:table-row><table:table-cell table:style-name="compo_5f_formation.A2" office:value-type="string"><text:p text:style-name="Table_20_Contents"/></table:table-cell></table:table-row><table:table-row><table:table-cell table:style-name="compo_5f_formation.A2" office:value-type="string"><text:p text:style-name="P55">date_creation</text:p></table:table-cell></table:table-row><table:table-row><table:table-cell table:style-name="compo_5f_formation.A2" office:value-type="string"><text:p text:style-name="P55">date_modification</text:p></table:table-cell></table:table-row><table:table-row><table:table-cell table:style-name="compo_5f_formation.A2" office:value-type="string"><text:p text:style-name="P55">id_user</text:p></table:table-cell></table:table-row></table:table></draw:text-box></draw:frame><draw:frame draw:style-name="fr1" draw:name="Frame6" text:anchor-type="paragraph" svg:x="0.109cm" svg:y="0.413cm" svg:width="6.465cm" draw:z-index="5"><draw:text-box fo:min-height="7.131cm"><table:table table:name="matieres" table:style-name="matieres"><table:table-column table:style-name="matieres.A"/><table:table-row><table:table-cell table:style-name="matieres.A1" office:value-type="string"><text:p text:style-name="P6">matieres</text:p></table:table-cell></table:table-row><table:table-row><table:table-cell table:style-name="matieres.A2" office:value-type="string"><text:p text:style-name="P49">id_matiere</text:p></table:table-cell></table:table-row><table:table-row><table:table-cell table:style-name="matieres.A2" office:value-type="string"><text:p text:style-name="P50">nom</text:p></table:table-cell></table:table-row><table:table-row><table:table-cell table:style-name="matieres.A2" office:value-type="string"><text:p text:style-name="P51">description</text:p></table:table-cell></table:table-row><table:table-row><table:table-cell table:style-name="matieres.A2" office:value-type="string"><text:p text:style-name="P51">langue</text:p></table:table-cell></table:table-row><table:table-row><table:table-cell table:style-name="matieres.A2" office:value-type="string"><text:p text:style-name="Table_20_Contents"/></table:table-cell></table:table-row><table:table-row><table:table-cell table:style-name="matieres.A2" office:value-type="string"><text:p text:style-name="Table_20_Contents"/></table:table-cell></table:table-row><table:table-row><table:table-cell table:style-name="matieres.A2" office:value-type="string"><text:p text:style-name="P50">date_creation</text:p></table:table-cell></table:table-row><table:table-row><table:table-cell table:style-name="matieres.A2" office:value-type="string"><text:p text:style-name="P50">date_modification</text:p></table:table-cell></table:table-row><table:table-row><table:table-cell table:style-name="matieres.A2" office:value-type="string"><text:p text:style-name="P50">id_user</text:p></table:table-cell></table:table-row></table:table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rame8" text:anchor-type="paragraph" svg:x="0.201cm" svg:y="0.466cm" svg:width="6.17cm" draw:z-index="7"><draw:text-box fo:min-height="6.69cm"><table:table table:name="Notes" table:style-name="Notes"><table:table-column table:style-name="Notes.A"/><table:table-row><table:table-cell table:style-name="Notes.A1" office:value-type="string"><text:p text:style-name="P8">notes</text:p></table:table-cell></table:table-row><table:table-row><table:table-cell table:style-name="Notes.A2" office:value-type="string"><text:p text:style-name="P56">id_eleve</text:p></table:table-cell></table:table-row><table:table-row><table:table-cell table:style-name="Notes.A2" office:value-type="string"><text:p text:style-name="P57">id_compo_<text:span text:style-name="T9">controle</text:span></text:p></table:table-cell></table:table-row><table:table-row><table:table-cell table:style-name="Notes.A2" office:value-type="string"><text:p text:style-name="P57">note</text:p></table:table-cell></table:table-row><table:table-row><table:table-cell table:style-name="Notes.A2" office:value-type="string"><text:p text:style-name="P57">commentaire_<text:span text:style-name="T18">formateur</text:span></text:p></table:table-cell></table:table-row><table:table-row><table:table-cell table:style-name="Notes.A2" office:value-type="string"><text:p text:style-name="P57">date_creation</text:p></table:table-cell></table:table-row><table:table-row><table:table-cell table:style-name="Notes.A2" office:value-type="string"><text:p text:style-name="P57">date_modification</text:p></table:table-cell></table:table-row><table:table-row><table:table-cell table:style-name="Notes.A2" office:value-type="string"><text:p text:style-name="P57">id_user</text:p></table:table-cell></table:table-row></table:table></draw:text-box></draw:frame></text:p>
      <text:p text:style-name="Standard"/>
      <text:p text:style-name="Standard"/>
      <text:p text:style-name="Standard"><draw:frame draw:style-name="fr1" draw:name="Frame10" text:anchor-type="paragraph" svg:x="8.535cm" svg:y="0.296cm" svg:width="6.17cm" draw:z-index="22"><draw:text-box fo:min-height="6.69cm"><table:table table:name="Table4" table:style-name="Table4"><table:table-column table:style-name="Table4.A"/><table:table-row><table:table-cell table:style-name="Table4.A1" office:value-type="string"><text:p text:style-name="P103">bulletin_commentaires</text:p></table:table-cell></table:table-row><table:table-row><table:table-cell table:style-name="Table4.A2" office:value-type="string"><text:p text:style-name="P56">id_eleve</text:p></table:table-cell></table:table-row><table:table-row><table:table-cell table:style-name="Table4.A2" office:value-type="string"><text:p text:style-name="P57">id_<text:span text:style-name="T9">controle</text:span></text:p></table:table-cell></table:table-row><table:table-row><table:table-cell table:style-name="Table4.A2" office:value-type="string"><text:p text:style-name="P129">id_matiere</text:p></table:table-cell></table:table-row><table:table-row><table:table-cell table:style-name="Table4.A2" office:value-type="string"><text:p text:style-name="P57">note</text:p></table:table-cell></table:table-row><table:table-row><table:table-cell table:style-name="Table4.A2" office:value-type="string"><text:p text:style-name="P57">commentaire_<text:span text:style-name="T18">formateur</text:span></text:p></table:table-cell></table:table-row><table:table-row><table:table-cell table:style-name="Table4.A2" office:value-type="string"><text:p text:style-name="P57">date_creation</text:p></table:table-cell></table:table-row><table:table-row><table:table-cell table:style-name="Table4.A2" office:value-type="string"><text:p text:style-name="P57">date_modification</text:p></table:table-cell></table:table-row><table:table-row><table:table-cell table:style-name="Table4.A2" office:value-type="string"><text:p text:style-name="P57">id_user</text:p></table:table-cell></table:table-row></table:table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><draw:frame draw:style-name="fr1" draw:name="Frame12" text:anchor-type="paragraph" svg:x="9.012cm" svg:y="-0.953cm" svg:width="6.967cm" draw:z-index="10"><draw:text-box fo:min-height="7.131cm"><table:table table:name="cours" table:style-name="cours"><table:table-column table:style-name="cours.A"/><table:table-row><table:table-cell table:style-name="cours.A1" office:value-type="string"><text:p text:style-name="P10">cours</text:p></table:table-cell></table:table-row><table:table-row><table:table-cell table:style-name="cours.A2" office:value-type="string"><text:p text:style-name="P61">id_cours</text:p></table:table-cell></table:table-row><table:table-row><table:table-cell table:style-name="cours.A2" office:value-type="string"><text:p text:style-name="P61">id_compo_formation</text:p></table:table-cell></table:table-row><table:table-row><table:table-cell table:style-name="cours.A2" office:value-type="string"><text:p text:style-name="P61">date</text:p></table:table-cell></table:table-row><table:table-row><table:table-cell table:style-name="cours.A2" office:value-type="string"><text:p text:style-name="P61">heure_debut</text:p></table:table-cell></table:table-row><table:table-row><table:table-cell table:style-name="cours.A2" office:value-type="string"><text:p text:style-name="P61">heure_fin</text:p></table:table-cell></table:table-row><table:table-row><table:table-cell table:style-name="cours.A2" office:value-type="string"><text:p text:style-name="P61">duree</text:p></table:table-cell></table:table-row><table:table-row><table:table-cell table:style-name="cours.A2" office:value-type="string"><text:p text:style-name="P61">id_salle</text:p></table:table-cell></table:table-row><table:table-row><table:table-cell table:style-name="cours.A2" office:value-type="string"><text:p text:style-name="P61">id_formateur</text:p></table:table-cell></table:table-row><table:table-row><table:table-cell table:style-name="cours.A2" office:value-type="string"><text:p text:style-name="P61">description_contenu</text:p></table:table-cell></table:table-row><table:table-row><table:table-cell table:style-name="cours.A2" office:value-type="string"><text:p text:style-name="P91">commentaires</text:p></table:table-cell></table:table-row><table:table-row><table:table-cell table:style-name="cours.A2" office:value-type="string"><text:p text:style-name="P68">is_done</text:p></table:table-cell></table:table-row><table:table-row><table:table-cell table:style-name="cours.A2" office:value-type="string"><text:p text:style-name="P68">is_annule</text:p></table:table-cell></table:table-row><table:table-row><table:table-cell table:style-name="cours.A2" office:value-type="string"><text:p text:style-name="P68">raison_<text:span text:style-name="T12">annulation</text:span></text:p></table:table-cell></table:table-row><table:table-row><table:table-cell table:style-name="cours.A2" office:value-type="string"><text:p text:style-name="P68">id_cours_remplacement</text:p></table:table-cell></table:table-row><table:table-row><table:table-cell table:style-name="cours.A2" office:value-type="string"><text:p text:style-name="P90">check_presence_done</text:p></table:table-cell></table:table-row><table:table-row><table:table-cell table:style-name="cours.A2" office:value-type="string"><text:p text:style-name="P61">date_creation</text:p></table:table-cell></table:table-row><table:table-row><table:table-cell table:style-name="cours.A2" office:value-type="string"><text:p text:style-name="P61">date_modification</text:p></table:table-cell></table:table-row><table:table-row><table:table-cell table:style-name="cours.A2" office:value-type="string"><text:p text:style-name="P61">id_user</text:p></table:table-cell></table:table-row></table:table></draw:text-box></draw:frame><draw:frame draw:style-name="fr1" draw:name="Frame9" text:anchor-type="paragraph" svg:x="0.33cm" svg:y="0.048cm" svg:width="7.391cm" draw:z-index="8"><draw:text-box fo:min-height="7.814cm"><table:table table:name="exams" table:style-name="exams"><table:table-column table:style-name="exams.A"/><table:table-row><table:table-cell table:style-name="exams.A1" office:value-type="string"><text:p text:style-name="P13">co<text:span text:style-name="T17">mpo_controle</text:span></text:p></table:table-cell></table:table-row><table:table-row><table:table-cell table:style-name="exams.A2" office:value-type="string"><text:p text:style-name="P58">id_<text:span text:style-name="T17">compo_controle</text:span></text:p></table:table-cell></table:table-row><table:table-row><table:table-cell table:style-name="exams.A2" office:value-type="string"><text:p text:style-name="P126">id_controle</text:p></table:table-cell></table:table-row><table:table-row><table:table-cell table:style-name="exams.A2" office:value-type="string"><text:p text:style-name="P58">id_<text:span text:style-name="T15">compo_formation</text:span></text:p></table:table-cell></table:table-row><table:table-row><table:table-cell table:style-name="exams.A2" office:value-type="string"><text:p text:style-name="P99">date</text:p></table:table-cell></table:table-row><table:table-row><table:table-cell table:style-name="exams.A2" office:value-type="string"><text:p text:style-name="P126">heure_debut</text:p></table:table-cell></table:table-row><table:table-row><table:table-cell table:style-name="exams.A2" office:value-type="string"><text:p text:style-name="P126">heure_fin</text:p></table:table-cell></table:table-row><table:table-row><table:table-cell table:style-name="exams.A2" office:value-type="string"><text:p text:style-name="P99">duree</text:p></table:table-cell></table:table-row><table:table-row><table:table-cell table:style-name="exams.A2" office:value-type="string"><text:p text:style-name="P99">id_salle</text:p></table:table-cell></table:table-row><table:table-row><table:table-cell table:style-name="exams.A2" office:value-type="string"><text:p text:style-name="P99">id_formateur</text:p></table:table-cell></table:table-row><table:table-row><table:table-cell table:style-name="exams.A2" office:value-type="string"><text:p text:style-name="P99">description_contenu</text:p></table:table-cell></table:table-row><table:table-row><table:table-cell table:style-name="exams.A2" office:value-type="string"><text:p text:style-name="P99">commentaires</text:p></table:table-cell></table:table-row><table:table-row><table:table-cell table:style-name="exams.A2" office:value-type="string"><text:p text:style-name="P99">is_done</text:p></table:table-cell></table:table-row><table:table-row><table:table-cell table:style-name="exams.A2" office:value-type="string"><text:p text:style-name="P99">is_annule</text:p></table:table-cell></table:table-row><table:table-row><table:table-cell table:style-name="exams.A2" office:value-type="string"><text:p text:style-name="P99">raison_annulation</text:p></table:table-cell></table:table-row><table:table-row><table:table-cell table:style-name="exams.A2" office:value-type="string"><text:p text:style-name="P99">id_controle_remplacement</text:p></table:table-cell></table:table-row><table:table-row><table:table-cell table:style-name="exams.A2" office:value-type="string"><text:p text:style-name="P99">check_presence_done</text:p></table:table-cell></table:table-row><table:table-row><table:table-cell table:style-name="exams.A2" office:value-type="string"><text:p text:style-name="P59">date_creation</text:p></table:table-cell></table:table-row><table:table-row><table:table-cell table:style-name="exams.A2" office:value-type="string"><text:p text:style-name="P59">date_modification</text:p></table:table-cell></table:table-row><table:table-row><table:table-cell table:style-name="exams.A2" office:value-type="string"><text:p text:style-name="P59">id_user</text:p></table:table-cell></table:table-row></table:table></draw:text-box></draw:frame><text:soft-page-break/></text:p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><draw:frame draw:style-name="fr1" draw:name="Frame14" text:anchor-type="paragraph" svg:x="8.8cm" svg:y="0.097cm" svg:width="7.708cm" draw:z-index="12"><draw:text-box fo:min-height="14.291cm"><table:table table:name="formateur" table:style-name="formateur"><table:table-column table:style-name="formateur.A"/><table:table-row><table:table-cell table:style-name="formateur.A1" office:value-type="string"><text:p text:style-name="P12">formateur</text:p></table:table-cell></table:table-row><table:table-row><table:table-cell table:style-name="formateur.A2" office:value-type="string"><text:p text:style-name="P66">id_formateur</text:p></table:table-cell></table:table-row><table:table-row><table:table-cell table:style-name="formateur.A2" office:value-type="string"><text:p text:style-name="P66">id_badge</text:p></table:table-cell></table:table-row><table:table-row><table:table-cell table:style-name="formateur.A2" office:value-type="string"><text:p text:style-name="P66">code_formateur</text:p></table:table-cell></table:table-row><table:table-row><table:table-cell table:style-name="formateur.A2" office:value-type="string"><text:p text:style-name="P67">prenom</text:p></table:table-cell></table:table-row><table:table-row><table:table-cell table:style-name="formateur.A2" office:value-type="string"><text:p text:style-name="P67">nom</text:p></table:table-cell></table:table-row><table:table-row><table:table-cell table:style-name="formateur.A2" office:value-type="string"><text:p text:style-name="P67">sexe</text:p></table:table-cell></table:table-row><table:table-row><table:table-cell table:style-name="formateur.A2" office:value-type="string"><text:p text:style-name="P67">date_naissance</text:p></table:table-cell></table:table-row><table:table-row><table:table-cell table:style-name="formateur.A2" office:value-type="string"><text:p text:style-name="P67">adresse</text:p></table:table-cell></table:table-row><table:table-row><table:table-cell table:style-name="formateur.A2" office:value-type="string"><text:p text:style-name="P86">tel1</text:p></table:table-cell></table:table-row><table:table-row><table:table-cell table:style-name="formateur.A2" office:value-type="string"><text:p text:style-name="P86">tel2</text:p></table:table-cell></table:table-row><table:table-row><table:table-cell table:style-name="formateur.A2" office:value-type="string"><text:p text:style-name="P86">tel3</text:p></table:table-cell></table:table-row><table:table-row><table:table-cell table:style-name="formateur.A2" office:value-type="string"><text:p text:style-name="P89">email</text:p></table:table-cell></table:table-row><table:table-row><table:table-cell table:style-name="formateur.A2" office:value-type="string"><text:p text:style-name="P67">nationalite</text:p></table:table-cell></table:table-row><table:table-row><table:table-cell table:style-name="formateur.A2" office:value-type="string"><text:p text:style-name="P67">specialite</text:p></table:table-cell></table:table-row><table:table-row><table:table-cell table:style-name="formateur.A2" office:value-type="string"><text:p text:style-name="P67">annee_experience</text:p></table:table-cell></table:table-row><table:table-row table:style-name="formateur.17"><table:table-cell table:style-name="formateur.A2" office:value-type="string"><text:p text:style-name="P67">commentaires</text:p></table:table-cell></table:table-row><table:table-row table:style-name="formateur.17"><table:table-cell table:style-name="formateur.A2" office:value-type="string"><text:p text:style-name="P67">date_recrutement</text:p></table:table-cell></table:table-row><table:table-row table:style-name="formateur.17"><table:table-cell table:style-name="formateur.A2" office:value-type="string"><text:p text:style-name="P67">photo</text:p></table:table-cell></table:table-row><table:table-row table:style-name="formateur.17"><table:table-cell table:style-name="formateur.A2" office:value-type="string"><text:p text:style-name="P67">date_creation</text:p></table:table-cell></table:table-row><table:table-row table:style-name="formateur.17"><table:table-cell table:style-name="formateur.A2" office:value-type="string"><text:p text:style-name="P67">date_modification</text:p></table:table-cell></table:table-row><table:table-row table:style-name="formateur.17"><table:table-cell table:style-name="formateur.A2" office:value-type="string"><text:p text:style-name="P67">id_user</text:p></table:table-cell></table:table-row></table:table></draw:text-box></draw:frame></text:p>
      <text:p text:style-name="P92"/>
      <text:p text:style-name="P92"><draw:frame draw:style-name="fr1" draw:name="Frame11" text:anchor-type="paragraph" svg:x="0.36cm" svg:y="0.355cm" svg:width="6.862cm" draw:z-index="9"><draw:text-box fo:min-height="8.186cm"><table:table table:name="salles" table:style-name="salles"><table:table-column table:style-name="salles.A"/><table:table-row><table:table-cell table:style-name="salles.A1" office:value-type="string"><text:p text:style-name="P9">salles</text:p></table:table-cell></table:table-row><table:table-row><table:table-cell table:style-name="salles.A2" office:value-type="string"><text:p text:style-name="P60">id_salle</text:p></table:table-cell></table:table-row><table:table-row><table:table-cell table:style-name="salles.A2" office:value-type="string"><text:p text:style-name="P60">code_salle</text:p></table:table-cell></table:table-row><table:table-row><table:table-cell table:style-name="salles.A2" office:value-type="string"><text:p text:style-name="P69">nom_salle</text:p></table:table-cell></table:table-row><table:table-row><table:table-cell table:style-name="salles.A2" office:value-type="string"><text:p text:style-name="P60">superficie</text:p></table:table-cell></table:table-row><table:table-row><table:table-cell table:style-name="salles.A2" office:value-type="string"><text:p text:style-name="P60">capacite</text:p></table:table-cell></table:table-row><table:table-row><table:table-cell table:style-name="salles.A2" office:value-type="string"><text:p text:style-name="P60">emplacement</text:p></table:table-cell></table:table-row><table:table-row><table:table-cell table:style-name="salles.A2" office:value-type="string"><text:p text:style-name="Table_20_Contents"/></table:table-cell></table:table-row><table:table-row><table:table-cell table:style-name="salles.A2" office:value-type="string"><text:p text:style-name="P60">date_creation</text:p></table:table-cell></table:table-row><table:table-row><table:table-cell table:style-name="salles.A2" office:value-type="string"><text:p text:style-name="P60">date_modification</text:p></table:table-cell></table:table-row><table:table-row><table:table-cell table:style-name="salles.A2" office:value-type="string"><text:p text:style-name="P60">id_user</text:p></table:table-cell></table:table-row></table:table></draw:text-box></draw:frame></text:p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3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><draw:frame draw:style-name="fr1" draw:name="Frame18" text:anchor-type="paragraph" svg:x="0.198cm" svg:y="0.035cm" svg:width="7.179cm" draw:z-index="15"><draw:text-box fo:min-height="5.084cm"><table:table table:name="tuteur_document" table:style-name="tuteur_5f_document"><table:table-column table:style-name="tuteur_5f_document.A"/><table:table-row><table:table-cell table:style-name="tuteur_5f_document.A1" office:value-type="string"><text:p text:style-name="P17">tuteur_documents</text:p></table:table-cell></table:table-row><table:table-row><table:table-cell table:style-name="tuteur_5f_document.A2" office:value-type="string"><text:p text:style-name="P78">id_tuteur</text:p></table:table-cell></table:table-row><table:table-row><table:table-cell table:style-name="tuteur_5f_document.A2" office:value-type="string"><text:p text:style-name="P78">id_type_document</text:p></table:table-cell></table:table-row><table:table-row><table:table-cell table:style-name="tuteur_5f_document.A2" office:value-type="string"><text:p text:style-name="P78">document</text:p></table:table-cell></table:table-row><table:table-row><table:table-cell table:style-name="tuteur_5f_document.A2" office:value-type="string"><text:p text:style-name="P78">date_creation</text:p></table:table-cell></table:table-row><table:table-row><table:table-cell table:style-name="tuteur_5f_document.A2" office:value-type="string"><text:p text:style-name="P78">date_modification</text:p></table:table-cell></table:table-row><table:table-row><table:table-cell table:style-name="tuteur_5f_document.A2" office:value-type="string"><text:p text:style-name="P78"><draw:frame draw:style-name="fr1" draw:name="Frame17" text:anchor-type="paragraph" svg:x="-0.191cm" svg:y="1.427cm" svg:width="7.47cm" draw:z-index="16"><draw:text-box fo:min-height="4.401cm"><table:table table:name="eleve_document" table:style-name="eleve_5f_document"><table:table-column table:style-name="eleve_5f_document.A"/><table:table-row><table:table-cell table:style-name="eleve_5f_document.A1" office:value-type="string"><text:p text:style-name="P16">eleve_documents</text:p></table:table-cell></table:table-row><table:table-row><table:table-cell table:style-name="eleve_5f_document.A2" office:value-type="string"><text:p text:style-name="P77">id_eleve</text:p></table:table-cell></table:table-row><table:table-row><table:table-cell table:style-name="eleve_5f_document.A2" office:value-type="string"><text:p text:style-name="P77">id_type_document</text:p></table:table-cell></table:table-row><table:table-row><table:table-cell table:style-name="eleve_5f_document.A2" office:value-type="string"><text:p text:style-name="P77">document</text:p></table:table-cell></table:table-row><table:table-row><table:table-cell table:style-name="eleve_5f_document.A2" office:value-type="string"><text:p text:style-name="P77">date_creation</text:p></table:table-cell></table:table-row><table:table-row><table:table-cell table:style-name="eleve_5f_document.A2" office:value-type="string"><text:p text:style-name="P77">date_modification</text:p></table:table-cell></table:table-row><table:table-row><table:table-cell table:style-name="eleve_5f_document.A2" office:value-type="string"><text:p text:style-name="P77">id_user</text:p></table:table-cell></table:table-row></table:table></draw:text-box></draw:frame>id_user</text:p></table:table-cell></table:table-row></table:table></draw:text-box></draw:frame><draw:frame draw:style-name="fr1" draw:name="Frame15" text:anchor-type="paragraph" svg:x="8.377cm" svg:y="0.09cm" svg:width="7.126cm" draw:z-index="13"><draw:text-box fo:min-height="4.401cm"><table:table table:name="exam_type" table:style-name="exam_5f_type"><table:table-column table:style-name="exam_5f_type.A"/><table:table-row><table:table-cell table:style-name="exam_5f_type.A1" office:value-type="string"><text:p text:style-name="P14">controle_type</text:p></table:table-cell></table:table-row><table:table-row><table:table-cell table:style-name="exam_5f_type.A2" office:value-type="string"><text:p text:style-name="P70">id_controle_type</text:p></table:table-cell></table:table-row><table:table-row><table:table-cell table:style-name="exam_5f_type.A2" office:value-type="string"><text:p text:style-name="P71">code_controle_type</text:p></table:table-cell></table:table-row><table:table-row><table:table-cell table:style-name="exam_5f_type.A2" office:value-type="string"><text:p text:style-name="P71">nom</text:p></table:table-cell></table:table-row><table:table-row><table:table-cell table:style-name="exam_5f_type.A2" office:value-type="string"><text:p text:style-name="P71">frequence</text:p></table:table-cell></table:table-row><table:table-row><table:table-cell table:style-name="exam_5f_type.A2" office:value-type="string"><text:p text:style-name="P71">during_cours</text:p></table:table-cell></table:table-row><table:table-row><table:table-cell table:style-name="exam_5f_type.A2" office:value-type="string"><text:p text:style-name="P71"/></table:table-cell></table:table-row><table:table-row><table:table-cell table:style-name="exam_5f_type.A2" office:value-type="string"><text:p text:style-name="P71">date_creation</text:p></table:table-cell></table:table-row><table:table-row><table:table-cell table:style-name="exam_5f_type.A2" office:value-type="string"><text:p text:style-name="P71">date_modification</text:p></table:table-cell></table:table-row><table:table-row><table:table-cell table:style-name="exam_5f_type.A2" office:value-type="string"><text:p text:style-name="P71">id_user</text:p></table:table-cell></table:table-row></table:table></draw:text-box></draw:frame><text:soft-page-break/></text:p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><draw:frame draw:style-name="fr1" draw:name="Frame16" text:anchor-type="paragraph" svg:x="8.274cm" svg:y="0.228cm" svg:width="7.126cm" draw:z-index="14"><draw:text-box fo:min-height="10.545cm"><table:table table:name="mensualite" table:style-name="mensualite"><table:table-column table:style-name="mensualite.A"/><table:table-row><table:table-cell table:style-name="mensualite.A1" office:value-type="string"><text:p text:style-name="P15">mensualites</text:p></table:table-cell></table:table-row><table:table-row><table:table-cell table:style-name="mensualite.A2" office:value-type="string"><text:p text:style-name="P72">id_inscription</text:p></table:table-cell></table:table-row><table:table-row><table:table-cell table:style-name="mensualite.A2" office:value-type="string"><text:p text:style-name="P87">mois</text:p></table:table-cell></table:table-row><table:table-row><table:table-cell table:style-name="mensualite.A2" office:value-type="string"><text:p text:style-name="P87">date_debut</text:p></table:table-cell></table:table-row><table:table-row><table:table-cell table:style-name="mensualite.A2" office:value-type="string"><text:p text:style-name="P73">date_fin</text:p></table:table-cell></table:table-row><table:table-row><table:table-cell table:style-name="mensualite.A2" office:value-type="string"><text:p text:style-name="P74">date_limite</text:p></table:table-cell></table:table-row><table:table-row><table:table-cell table:style-name="mensualite.A2" office:value-type="string"><text:p text:style-name="P73">is_paid</text:p></table:table-cell></table:table-row><table:table-row table:style-name="mensualite.8"><table:table-cell table:style-name="mensualite.A2" office:value-type="string"><text:p text:style-name="P88">expected_amount</text:p></table:table-cell></table:table-row><table:table-row table:style-name="mensualite.8"><table:table-cell table:style-name="mensualite.A2" office:value-type="string"><text:p text:style-name="P75">montant_paye</text:p></table:table-cell></table:table-row><table:table-row><table:table-cell table:style-name="mensualite.A2" office:value-type="string"><text:p text:style-name="P73">commentaires</text:p></table:table-cell></table:table-row><table:table-row><table:table-cell table:style-name="mensualite.A2" office:value-type="string"><text:p text:style-name="P74">date_versement</text:p></table:table-cell></table:table-row><table:table-row><table:table-cell table:style-name="mensualite.A2" office:value-type="string"><text:p text:style-name="P74"><text:span text:style-name="T27">id_</text:span>moyen_payement</text:p></table:table-cell></table:table-row><table:table-row><table:table-cell table:style-name="mensualite.A2" office:value-type="string"><text:p text:style-name="Table_20_Contents"/></table:table-cell></table:table-row><table:table-row><table:table-cell table:style-name="mensualite.A2" office:value-type="string"><text:p text:style-name="P74">date_creation</text:p></table:table-cell></table:table-row><table:table-row><table:table-cell table:style-name="mensualite.A2" office:value-type="string"><text:p text:style-name="P74">date_modificaton</text:p></table:table-cell></table:table-row><table:table-row><table:table-cell table:style-name="mensualite.A2" office:value-type="string"><text:p text:style-name="P74">id_user</text:p></table:table-cell></table:table-row></table:table></draw:text-box></draw:frame></text:p>
      <text:p text:style-name="P92"/>
      <text:p text:style-name="P92"/>
      <text:p text:style-name="P92"/>
      <text:p text:style-name="P92"/>
      <text:p text:style-name="P92"/>
      <text:p text:style-name="P92"/>
      <text:p text:style-name="P92"><draw:frame draw:style-name="fr1" draw:name="Frame19" text:anchor-type="paragraph" svg:x="0.171cm" svg:y="0.376cm" svg:width="7.02cm" draw:z-index="17"><draw:text-box fo:min-height="5.084cm"><table:table table:name="user_documents" table:style-name="user_5f_documents"><table:table-column table:style-name="user_5f_documents.A"/><table:table-row><table:table-cell table:style-name="user_5f_documents.A1" office:value-type="string"><text:p text:style-name="P18">user_documents</text:p></table:table-cell></table:table-row><table:table-row><table:table-cell table:style-name="user_5f_documents.A2" office:value-type="string"><text:p text:style-name="P79">id_user_d</text:p></table:table-cell></table:table-row><table:table-row><table:table-cell table:style-name="user_5f_documents.A2" office:value-type="string"><text:p text:style-name="P79">id_type_document</text:p></table:table-cell></table:table-row><table:table-row><table:table-cell table:style-name="user_5f_documents.A2" office:value-type="string"><text:p text:style-name="P79">document</text:p></table:table-cell></table:table-row><table:table-row><table:table-cell table:style-name="user_5f_documents.A2" office:value-type="string"><text:p text:style-name="P79">date_creation</text:p></table:table-cell></table:table-row><table:table-row><table:table-cell table:style-name="user_5f_documents.A2" office:value-type="string"><text:p text:style-name="P79">date_modification</text:p></table:table-cell></table:table-row><table:table-row><table:table-cell table:style-name="user_5f_documents.A2" office:value-type="string"><text:p text:style-name="P79">id_user</text:p></table:table-cell></table:table-row></table:table></draw:text-box></draw:frame></text:p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><draw:frame draw:style-name="fr1" draw:name="Frame20" text:anchor-type="paragraph" svg:x="0.25cm" svg:y="0.201cm" svg:width="6.888cm" draw:z-index="18"><draw:text-box fo:min-height="5.433cm"><table:table table:name="formateur_documents" table:style-name="formateur_5f_documents"><table:table-column table:style-name="formateur_5f_documents.A"/><table:table-row><table:table-cell table:style-name="formateur_5f_documents.A1" office:value-type="string"><text:p text:style-name="P19">formateur_documents</text:p></table:table-cell></table:table-row><table:table-row><table:table-cell table:style-name="formateur_5f_documents.A2" office:value-type="string"><text:p text:style-name="P80">id_formateur</text:p></table:table-cell></table:table-row><table:table-row><table:table-cell table:style-name="formateur_5f_documents.A2" office:value-type="string"><text:p text:style-name="P80">id_type_document</text:p></table:table-cell></table:table-row><table:table-row><table:table-cell table:style-name="formateur_5f_documents.A2" office:value-type="string"><text:p text:style-name="P80">document</text:p></table:table-cell></table:table-row><table:table-row><table:table-cell table:style-name="formateur_5f_documents.A2" office:value-type="string"><text:p text:style-name="P80">date_creation</text:p></table:table-cell></table:table-row><table:table-row><table:table-cell table:style-name="formateur_5f_documents.A2" office:value-type="string"><text:p text:style-name="P80">date_modification</text:p></table:table-cell></table:table-row><table:table-row><table:table-cell table:style-name="formateur_5f_documents.A2" office:value-type="string"><text:p text:style-name="P80">id_user</text:p></table:table-cell></table:table-row></table:table></draw:text-box></draw:frame></text:p>
      <text:p text:style-name="P92"/>
      <text:p text:style-name="P92"/>
      <text:p text:style-name="P92"/>
      <text:p text:style-name="P92"/>
      <text:p text:style-name="P92"><draw:frame draw:style-name="fr1" draw:name="Frame21" text:anchor-type="paragraph" svg:x="8.167cm" svg:y="0.318cm" svg:width="6.888cm" draw:z-index="19"><draw:text-box fo:min-height="5.433cm"><table:table table:name="Table1" table:style-name="Table1"><table:table-column table:style-name="Table1.A"/><table:table-row><table:table-cell table:style-name="Table1.A1" office:value-type="string"><text:p text:style-name="P19">fo<text:span text:style-name="T10">nction_type</text:span></text:p></table:table-cell></table:table-row><table:table-row><table:table-cell table:style-name="Table1.A2" office:value-type="string"><text:p text:style-name="P80">id_fo<text:span text:style-name="T10">nction</text:span></text:p></table:table-cell></table:table-row><table:table-row><table:table-cell table:style-name="Table1.A2" office:value-type="string"><text:p text:style-name="P81">intitule_fonction</text:p></table:table-cell></table:table-row><table:table-row><table:table-cell table:style-name="Table1.A2" office:value-type="string"><text:p text:style-name="P80">date_creation</text:p></table:table-cell></table:table-row><table:table-row><table:table-cell table:style-name="Table1.A2" office:value-type="string"><text:p text:style-name="P80">date_modification</text:p></table:table-cell></table:table-row><table:table-row><table:table-cell table:style-name="Table1.A2" office:value-type="string"><text:p text:style-name="P80">id_user</text:p></table:table-cell></table:table-row></table:table></draw:text-box></draw:frame></text:p>
      <text:p text:style-name="P92"/>
      <text:p text:style-name="P92"/>
      <text:p text:style-name="P92"/>
      <text:p text:style-name="P92"/>
      <text:p text:style-name="P92"/>
      <text:p text:style-name="P92"/>
      <text:p text:style-name="P94"/>
      <text:p text:style-name="P92"/>
      <text:p text:style-name="P92"/>
      <text:p text:style-name="P92"/>
      <text:p text:style-name="P92"/>
      <text:p text:style-name="P92"/>
      <text:p text:style-name="P92"><draw:frame draw:style-name="fr1" draw:name="Frame22" text:anchor-type="paragraph" svg:x="0.36cm" svg:y="0.076cm" svg:width="7.285cm" draw:z-index="20"><draw:text-box fo:min-height="7.131cm"><table:table table:name="Table2" table:style-name="Table2"><table:table-column table:style-name="Table2.A"/><table:table-row><table:table-cell table:style-name="Table2.A1" office:value-type="string"><text:p text:style-name="P11">presence_<text:span text:style-name="T16">controle</text:span></text:p></table:table-cell></table:table-row><table:table-row><table:table-cell table:style-name="Table2.A2" office:value-type="string"><text:p text:style-name="P62">id_eleve</text:p></table:table-cell></table:table-row><table:table-row><table:table-cell table:style-name="Table2.A2" office:value-type="string"><text:p text:style-name="P62">id_co<text:span text:style-name="T16">ntrole</text:span></text:p></table:table-cell></table:table-row><table:table-row><table:table-cell table:style-name="Table2.A2" office:value-type="string"><text:p text:style-name="P62">is_present</text:p></table:table-cell></table:table-row><table:table-row><table:table-cell table:style-name="Table2.A2" office:value-type="string"><text:p text:style-name="P63">is_renvoye</text:p></table:table-cell></table:table-row><table:table-row><table:table-cell table:style-name="Table2.A2" office:value-type="string"><text:p text:style-name="P63">heure_renvoie</text:p></table:table-cell></table:table-row><table:table-row><table:table-cell table:style-name="Table2.A2" office:value-type="string"><text:p text:style-name="P65">raison</text:p></table:table-cell></table:table-row><table:table-row><table:table-cell table:style-name="Table2.A2" office:value-type="string"><text:p text:style-name="P64">commentaire</text:p></table:table-cell></table:table-row><table:table-row><table:table-cell table:style-name="Table2.A2" office:value-type="string"><text:p text:style-name="P64">date_creation</text:p></table:table-cell></table:table-row><table:table-row><table:table-cell table:style-name="Table2.A2" office:value-type="string"><text:p text:style-name="P64">date_modification</text:p></table:table-cell></table:table-row><table:table-row><table:table-cell table:style-name="Table2.A2" office:value-type="string"><text:p text:style-name="P64">id_user</text:p></table:table-cell></table:table-row></table:table></draw:text-box></draw:frame><draw:frame draw:style-name="fr1" draw:name="Frame13" text:anchor-type="paragraph" svg:x="8.35cm" svg:y="0.062cm" svg:width="7.285cm" draw:z-index="11"><draw:text-box fo:min-height="7.131cm"><table:table table:name="presence" table:style-name="presence"><table:table-column table:style-name="presence.A"/><table:table-row><table:table-cell table:style-name="presence.A1" office:value-type="string"><text:p text:style-name="P11">presence_<text:span text:style-name="T16">cours</text:span></text:p></table:table-cell></table:table-row><table:table-row><table:table-cell table:style-name="presence.A2" office:value-type="string"><text:p text:style-name="P62">id_eleve</text:p></table:table-cell></table:table-row><table:table-row><table:table-cell table:style-name="presence.A2" office:value-type="string"><text:p text:style-name="P62">id_cours</text:p></table:table-cell></table:table-row><table:table-row><table:table-cell table:style-name="presence.A2" office:value-type="string"><text:p text:style-name="P62">is_present</text:p></table:table-cell></table:table-row><table:table-row><table:table-cell table:style-name="presence.A2" office:value-type="string"><text:p text:style-name="P63">is_renvoye</text:p></table:table-cell></table:table-row><table:table-row><table:table-cell table:style-name="presence.A2" office:value-type="string"><text:p text:style-name="P63">heure_renvoie</text:p></table:table-cell></table:table-row><table:table-row><table:table-cell table:style-name="presence.A2" office:value-type="string"><text:p text:style-name="P65">raison</text:p></table:table-cell></table:table-row><table:table-row><table:table-cell table:style-name="presence.A2" office:value-type="string"><text:p text:style-name="P64">commentaire</text:p></table:table-cell></table:table-row><table:table-row><table:table-cell table:style-name="presence.A2" office:value-type="string"><text:p text:style-name="P64">date_creation</text:p></table:table-cell></table:table-row><table:table-row><table:table-cell table:style-name="presence.A2" office:value-type="string"><text:p text:style-name="P64">date_modification</text:p></table:table-cell></table:table-row><table:table-row><table:table-cell table:style-name="presence.A2" office:value-type="string"><text:p text:style-name="P64">id_user</text:p></table:table-cell></table:table-row></table:table></draw:text-box></draw:frame><text:soft-page-break/></text:p>
      <text:p text:style-name="P92"/>
      <text:p text:style-name="P92"/>
      <text:p text:style-name="P95"><draw:frame draw:style-name="fr1" draw:name="Frame23" text:anchor-type="paragraph" svg:x="0.356cm" svg:y="6.662cm" svg:width="7.391cm" draw:z-index="21"><draw:text-box fo:min-height="7.814cm"><table:table table:name="Table3" table:style-name="Table3"><table:table-column table:style-name="Table3.A"/><table:table-row><table:table-cell table:style-name="Table3.A1" office:value-type="string"><text:p text:style-name="P13">controles</text:p></table:table-cell></table:table-row><table:table-row><table:table-cell table:style-name="Table3.A2" office:value-type="string"><text:p text:style-name="P130">id_ensemble_controle</text:p></table:table-cell></table:table-row><table:table-row><table:table-cell table:style-name="Table3.A2" office:value-type="string"><text:p text:style-name="P58">id_<text:span text:style-name="T9">controle</text:span></text:p></table:table-cell></table:table-row><table:table-row><table:table-cell table:style-name="Table3.A2" office:value-type="string"><text:p text:style-name="P131">code</text:p></table:table-cell></table:table-row><table:table-row><table:table-cell table:style-name="Table3.A2" office:value-type="string"><text:p text:style-name="P98">nom</text:p></table:table-cell></table:table-row><table:table-row><table:table-cell table:style-name="Table3.A2" office:value-type="string"><text:p text:style-name="P125">id_controle_type</text:p></table:table-cell></table:table-row><table:table-row><table:table-cell table:style-name="Table3.A2" office:value-type="string"><text:p text:style-name="P98">date_debut</text:p></table:table-cell></table:table-row><table:table-row><table:table-cell table:style-name="Table3.A2" office:value-type="string"><text:p text:style-name="P98">date_fin</text:p></table:table-cell></table:table-row><table:table-row><table:table-cell table:style-name="Table3.A2" office:value-type="string"><text:p text:style-name="P126">commentaires</text:p></table:table-cell></table:table-row><table:table-row><table:table-cell table:style-name="Table3.A2" office:value-type="string"><text:p text:style-name="P126">coefficient</text:p></table:table-cell></table:table-row><table:table-row><table:table-cell table:style-name="Table3.A2" office:value-type="string"><text:p text:style-name="P59">date_creation</text:p></table:table-cell></table:table-row><table:table-row><table:table-cell table:style-name="Table3.A2" office:value-type="string"><text:p text:style-name="P59">date_modification</text:p></table:table-cell></table:table-row><table:table-row><table:table-cell table:style-name="Table3.A2" office:value-type="string"><text:p text:style-name="P59">id_user</text:p></table:table-cell></table:table-row></table:table></draw:text-box></draw:frame><draw:frame draw:style-name="fr1" draw:name="Frame24" text:anchor-type="paragraph" svg:x="8.479cm" svg:y="6.662cm" svg:width="7.391cm" draw:z-index="23"><draw:text-box fo:min-height="7.814cm"><table:table table:name="Table5" table:style-name="Table5"><table:table-column table:style-name="Table5.A"/><table:table-row><table:table-cell table:style-name="Table5.A1" office:value-type="string"><text:p text:style-name="P104">ensemble_controle</text:p></table:table-cell></table:table-row><table:table-row><table:table-cell table:style-name="Table5.A2" office:value-type="string"><text:p text:style-name="P58">id_<text:span text:style-name="T19">ensemble_controle</text:span></text:p></table:table-cell></table:table-row><table:table-row><table:table-cell table:style-name="Table5.A2" office:value-type="string"><text:p text:style-name="P58">id_<text:span text:style-name="T7">formation_group</text:span></text:p></table:table-cell></table:table-row><table:table-row><table:table-cell table:style-name="Table5.A2" office:value-type="string"><text:p text:style-name="P131">code</text:p></table:table-cell></table:table-row><table:table-row><table:table-cell table:style-name="Table5.A2" office:value-type="string"><text:p text:style-name="P98">nom</text:p></table:table-cell></table:table-row><table:table-row><table:table-cell table:style-name="Table5.A2" office:value-type="string"><text:p text:style-name="P125">id_<text:span text:style-name="T20">periode</text:span></text:p></table:table-cell></table:table-row><table:table-row><table:table-cell table:style-name="Table5.A2" office:value-type="string"><text:p text:style-name="P98">date_debut</text:p></table:table-cell></table:table-row><table:table-row><table:table-cell table:style-name="Table5.A2" office:value-type="string"><text:p text:style-name="P98">date_fin</text:p></table:table-cell></table:table-row><table:table-row><table:table-cell table:style-name="Table5.A2" office:value-type="string"><text:p text:style-name="P126">commentaires</text:p></table:table-cell></table:table-row><table:table-row><table:table-cell table:style-name="Table5.A2" office:value-type="string"><text:p text:style-name="P126">coefficient</text:p></table:table-cell></table:table-row><table:table-row><table:table-cell table:style-name="Table5.A2" office:value-type="string"><text:p text:style-name="P59">date_creation</text:p></table:table-cell></table:table-row><table:table-row><table:table-cell table:style-name="Table5.A2" office:value-type="string"><text:p text:style-name="P59">date_modification</text:p></table:table-cell></table:table-row><table:table-row><table:table-cell table:style-name="Table5.A2" office:value-type="string"><text:p text:style-name="P59">id_user</text:p></table:table-cell></table:table-row></table:table></draw:text-box></draw:frame><draw:frame draw:style-name="fr1" draw:name="Frame25" text:anchor-type="paragraph" svg:x="8.511cm" svg:y="16.563cm" svg:width="6.888cm" draw:z-index="24"><draw:text-box fo:min-height="5.433cm"><table:table table:name="Table6" table:style-name="Table6"><table:table-column table:style-name="Table6.A"/><table:table-row><table:table-cell table:style-name="Table6.A1" office:value-type="string"><text:p text:style-name="P105">bulletin_commetaires</text:p></table:table-cell></table:table-row><table:table-row><table:table-cell table:style-name="Table6.A2" office:value-type="string"><text:p text:style-name="P80">id_<text:span text:style-name="T21">eleve</text:span></text:p></table:table-cell></table:table-row><table:table-row><table:table-cell table:style-name="Table6.A2" office:value-type="string"><text:p text:style-name="P133">id_ensemble_controle</text:p></table:table-cell></table:table-row><table:table-row><table:table-cell table:style-name="Table6.A2" office:value-type="string"><text:p text:style-name="P133">id_controle</text:p></table:table-cell></table:table-row><table:table-row><table:table-cell table:style-name="Table6.A2" office:value-type="string"><text:p text:style-name="P133">id_compo_controle</text:p></table:table-cell></table:table-row><table:table-row><table:table-cell table:style-name="Table6.A2" office:value-type="string"><text:p text:style-name="P133">id_formateur</text:p></table:table-cell></table:table-row><table:table-row><table:table-cell table:style-name="Table6.A2" office:value-type="string"><text:p text:style-name="P133">commentaires</text:p></table:table-cell></table:table-row><table:table-row><table:table-cell table:style-name="Table6.A2" office:value-type="string"><text:p text:style-name="P80">date_<text:span text:style-name="T21">creation</text:span></text:p></table:table-cell></table:table-row><table:table-row><table:table-cell table:style-name="Table6.A2" office:value-type="string"><text:p text:style-name="P80">date_modification</text:p></table:table-cell></table:table-row><table:table-row><table:table-cell table:style-name="Table6.A2" office:value-type="string"><text:p text:style-name="P80">id_user</text:p></table:table-cell></table:table-row></table:table></draw:text-box></draw:frame><draw:frame draw:style-name="fr1" draw:name="Frame26" text:anchor-type="paragraph" svg:x="0.335cm" svg:y="16.51cm" svg:width="6.888cm" draw:z-index="25"><draw:text-box fo:min-height="5.433cm"><table:table table:name="Table7" table:style-name="Table7"><table:table-column table:style-name="Table7.A"/><table:table-row><table:table-cell table:style-name="Table7.A1" office:value-type="string"><text:p text:style-name="P107">users</text:p></table:table-cell></table:table-row><table:table-row><table:table-cell table:style-name="Table7.A2" office:value-type="string"><text:p text:style-name="P80">id_<text:span text:style-name="T23">user</text:span></text:p></table:table-cell></table:table-row><table:table-row><table:table-cell table:style-name="Table7.A2" office:value-type="string"><text:p text:style-name="P135">id_personnel</text:p></table:table-cell></table:table-row><table:table-row><table:table-cell table:style-name="Table7.A2" office:value-type="string"><text:p text:style-name="P135">username</text:p></table:table-cell></table:table-row><table:table-row><table:table-cell table:style-name="Table7.A2" office:value-type="string"><text:p text:style-name="P135">password</text:p></table:table-cell></table:table-row><table:table-row><table:table-cell table:style-name="Table7.A2" office:value-type="string"><text:p text:style-name="P135"><text:span text:style-name="T24">id_</text:span>user_type</text:p></table:table-cell></table:table-row><table:table-row><table:table-cell table:style-name="Table7.A2" office:value-type="string"><text:p text:style-name="P80">date_<text:span text:style-name="T21">creation</text:span></text:p></table:table-cell></table:table-row><table:table-row><table:table-cell table:style-name="Table7.A2" office:value-type="string"><text:p text:style-name="P80">date_modification</text:p></table:table-cell></table:table-row><table:table-row><table:table-cell table:style-name="Table7.A2" office:value-type="string"><text:p text:style-name="P80">id_user</text:p></table:table-cell></table:table-row></table:table></draw:text-box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96"><draw:frame draw:style-name="fr1" draw:name="Frame27" text:anchor-type="paragraph" svg:x="0.891cm" svg:y="0.766cm" svg:width="6.888cm" draw:z-index="26"><draw:text-box fo:min-height="5.433cm"><table:table table:name="Table8" table:style-name="Table8"><table:table-column table:style-name="Table8.A"/><table:table-row><table:table-cell table:style-name="Table8.A1" office:value-type="string"><text:p text:style-name="P108">user_type</text:p></table:table-cell></table:table-row><table:table-row><table:table-cell table:style-name="Table8.A2" office:value-type="string"><text:p text:style-name="P80">id_<text:span text:style-name="T23">user_type</text:span></text:p></table:table-cell></table:table-row><table:table-row><table:table-cell table:style-name="Table8.A2" office:value-type="string"><text:p text:style-name="P136">type_name</text:p></table:table-cell></table:table-row><table:table-row><table:table-cell table:style-name="Table8.A2" office:value-type="string"><text:p text:style-name="P80">date_<text:span text:style-name="T21">creation</text:span></text:p></table:table-cell></table:table-row><table:table-row><table:table-cell table:style-name="Table8.A2" office:value-type="string"><text:p text:style-name="P80">date_modification</text:p></table:table-cell></table:table-row><table:table-row><table:table-cell table:style-name="Table8.A2" office:value-type="string"><text:p text:style-name="P80">id_user</text:p></table:table-cell></table:table-row></table:table></draw:text-box></draw:frame><draw:frame draw:style-name="fr1" draw:name="Frame28" text:anchor-type="paragraph" svg:x="8.511cm" svg:y="0.766cm" svg:width="6.888cm" draw:z-index="27"><draw:text-box fo:min-height="5.433cm"><table:table table:name="Table9" table:style-name="Table9"><table:table-column table:style-name="Table9.A"/><table:table-row><table:table-cell table:style-name="Table9.A1" office:value-type="string"><text:p text:style-name="P109">periode</text:p></table:table-cell></table:table-row><table:table-row><table:table-cell table:style-name="Table9.A2" office:value-type="string"><text:p text:style-name="P80">id_<text:span text:style-name="T25">periode</text:span></text:p></table:table-cell></table:table-row><table:table-row><table:table-cell table:style-name="Table9.A2" office:value-type="string"><text:p text:style-name="P137">periode_name</text:p></table:table-cell></table:table-row><table:table-row><table:table-cell table:style-name="Table9.A2" office:value-type="string"><text:p text:style-name="P80">date_<text:span text:style-name="T21">creation</text:span></text:p></table:table-cell></table:table-row><table:table-row><table:table-cell table:style-name="Table9.A2" office:value-type="string"><text:p text:style-name="P80">date_modification</text:p></table:table-cell></table:table-row><table:table-row><table:table-cell table:style-name="Table9.A2" office:value-type="string"><text:p text:style-name="P80">id_user</text:p></table:table-cell></table:table-row></table:table></draw:text-box></draw:frame><draw:frame draw:style-name="fr1" draw:name="Frame29" text:anchor-type="paragraph" svg:x="0.838cm" svg:y="6.851cm" svg:width="6.888cm" draw:z-index="28"><draw:text-box fo:min-height="5.433cm"><table:table table:name="Table10" table:style-name="Table10"><table:table-column table:style-name="Table10.A"/><table:table-row><table:table-cell table:style-name="Table10.A1" office:value-type="string"><text:p text:style-name="P110">ecole</text:p></table:table-cell></table:table-row><table:table-row><table:table-cell table:style-name="Table10.A2" office:value-type="string"><text:p text:style-name="P138">logo</text:p></table:table-cell></table:table-row><table:table-row><table:table-cell table:style-name="Table10.A2" office:value-type="string"><text:p text:style-name="P138">nom</text:p></table:table-cell></table:table-row><table:table-row><table:table-cell table:style-name="Table10.A2" office:value-type="string"><text:p text:style-name="P80">date_<text:span text:style-name="T26">fondation</text:span></text:p></table:table-cell></table:table-row><table:table-row><table:table-cell table:style-name="Table10.A2" office:value-type="string"><text:p text:style-name="P138">director_name</text:p></table:table-cell></table:table-row><table:table-row><table:table-cell table:style-name="Table10.A2" office:value-type="string"><text:p text:style-name="P139">adresse</text:p></table:table-cell></table:table-row><table:table-row><table:table-cell table:style-name="Table10.A2" office:value-type="string"><text:p text:style-name="P139">tel_fixe</text:p></table:table-cell></table:table-row><table:table-row><table:table-cell table:style-name="Table10.A2" office:value-type="string"><text:p text:style-name="P139">autorisation_number</text:p></table:table-cell></table:table-row><table:table-row><table:table-cell table:style-name="Table10.A2" office:value-type="string"><text:p text:style-name="P139"/></table:table-cell></table:table-row><table:table-row><table:table-cell table:style-name="Table10.A2" office:value-type="string"><text:p text:style-name="P139">date_creation</text:p></table:table-cell></table:table-row><table:table-row><table:table-cell table:style-name="Table10.A2" office:value-type="string"><text:p text:style-name="P80">date_modification</text:p></table:table-cell></table:table-row><table:table-row><table:table-cell table:style-name="Table10.A2" office:value-type="string"><text:p text:style-name="P80">id_user</text:p></table:table-cell></table:table-row></table:table></draw:text-box></draw:frame><draw:frame draw:style-name="fr1" draw:name="Frame30" text:anchor-type="paragraph" svg:x="8.59cm" svg:y="6.798cm" svg:width="6.888cm" draw:z-index="29"><draw:text-box fo:min-height="5.433cm"><table:table table:name="Table11" table:style-name="Table11"><table:table-column table:style-name="Table11.A"/><table:table-row><table:table-cell table:style-name="Table11.A1" office:value-type="string"><text:p text:style-name="P111">personnel_type</text:p></table:table-cell></table:table-row><table:table-row><table:table-cell table:style-name="Table11.A2" office:value-type="string"><text:p text:style-name="P140">id_personnel_type</text:p></table:table-cell></table:table-row><table:table-row><table:table-cell table:style-name="Table11.A2" office:value-type="string"><text:p text:style-name="P140">fonction_name</text:p></table:table-cell></table:table-row><table:table-row><table:table-cell table:style-name="Table11.A2" office:value-type="string"><text:p text:style-name="P140">grade</text:p></table:table-cell></table:table-row><table:table-row><table:table-cell table:style-name="Table11.A2" office:value-type="string"><text:p text:style-name="P139"/></table:table-cell></table:table-row><table:table-row><table:table-cell table:style-name="Table11.A2" office:value-type="string"><text:p text:style-name="P139">date_creation</text:p></table:table-cell></table:table-row><table:table-row><table:table-cell table:style-name="Table11.A2" office:value-type="string"><text:p text:style-name="P80">date_modification</text:p></table:table-cell></table:table-row><table:table-row><table:table-cell table:style-name="Table11.A2" office:value-type="string"><text:p text:style-name="P80">id_user</text:p></table:table-cell></table:table-row></table:table></draw:text-box></draw:frame><draw:frame draw:style-name="fr1" draw:name="Frame31" text:anchor-type="paragraph" svg:x="8.539cm" svg:y="13.06cm" svg:width="7.126cm" draw:z-index="30"><draw:text-box fo:min-height="10.545cm"><table:table table:name="Table12" table:style-name="Table12"><table:table-column table:style-name="Table12.A"/><table:table-row><table:table-cell table:style-name="Table12.A1" office:value-type="string"><text:p text:style-name="P112">frais_eleves</text:p></table:table-cell></table:table-row><table:table-row><table:table-cell table:style-name="Table12.A2" office:value-type="string"><text:p text:style-name="P146">id_frais</text:p></table:table-cell></table:table-row><table:table-row><table:table-cell table:style-name="Table12.A2" office:value-type="string"><text:p text:style-name="P72">id_inscription</text:p></table:table-cell></table:table-row><table:table-row><table:table-cell table:style-name="Table12.A2" office:value-type="string"><text:p text:style-name="P147">id_type_frais</text:p></table:table-cell></table:table-row><table:table-row><table:table-cell table:style-name="Table12.A2" office:value-type="string"><text:p text:style-name="P87">date_debut</text:p></table:table-cell></table:table-row><table:table-row><table:table-cell table:style-name="Table12.A2" office:value-type="string"><text:p text:style-name="P73">date_fin</text:p></table:table-cell></table:table-row><table:table-row><table:table-cell table:style-name="Table12.A2" office:value-type="string"><text:p text:style-name="P74">date_limite</text:p></table:table-cell></table:table-row><table:table-row><table:table-cell table:style-name="Table12.A2" office:value-type="string"><text:p text:style-name="P73">is_paid</text:p></table:table-cell></table:table-row><table:table-row table:style-name="Table12.9"><table:table-cell table:style-name="Table12.A2" office:value-type="string"><text:p text:style-name="P75">montant_paye</text:p></table:table-cell></table:table-row><table:table-row><table:table-cell table:style-name="Table12.A2" office:value-type="string"><text:p text:style-name="P73">commentaires</text:p></table:table-cell></table:table-row><table:table-row><table:table-cell table:style-name="Table12.A2" office:value-type="string"><text:p text:style-name="P74">date_versement</text:p></table:table-cell></table:table-row><table:table-row><table:table-cell table:style-name="Table12.A2" office:value-type="string"><text:p text:style-name="P74"><text:span text:style-name="T27">id_</text:span>moyen_payement</text:p></table:table-cell></table:table-row><table:table-row><table:table-cell table:style-name="Table12.A2" office:value-type="string"><text:p text:style-name="Table_20_Contents"/></table:table-cell></table:table-row><table:table-row><table:table-cell table:style-name="Table12.A2" office:value-type="string"><text:p text:style-name="P74">date_creation</text:p></table:table-cell></table:table-row><table:table-row><table:table-cell table:style-name="Table12.A2" office:value-type="string"><text:p text:style-name="P74">date_modificaton</text:p></table:table-cell></table:table-row><table:table-row><table:table-cell table:style-name="Table12.A2" office:value-type="string"><text:p text:style-name="P74">id_user</text:p></table:table-cell></table:table-row></table:table></draw:text-box></draw:frame><draw:frame draw:style-name="fr1" draw:name="Frame32" text:anchor-type="paragraph" svg:x="0.838cm" svg:y="15.741cm" svg:width="6.888cm" draw:z-index="31"><draw:text-box fo:min-height="5.433cm"><table:table table:name="Table13" table:style-name="Table13"><table:table-column table:style-name="Table13.A"/><table:table-row><table:table-cell table:style-name="Table13.A1" office:value-type="string"><text:p text:style-name="P113">type_frais</text:p></table:table-cell></table:table-row><table:table-row><table:table-cell table:style-name="Table13.A2" office:value-type="string"><text:p text:style-name="P148">id_type_frais</text:p></table:table-cell></table:table-row><table:table-row><table:table-cell table:style-name="Table13.A2" office:value-type="string"><text:p text:style-name="P149">id_formation</text:p></table:table-cell></table:table-row><table:table-row><table:table-cell table:style-name="Table13.A2" office:value-type="string"><text:p text:style-name="P148">intitule_frais</text:p></table:table-cell></table:table-row><table:table-row><table:table-cell table:style-name="Table13.A2" office:value-type="string"><text:p text:style-name="P150">montant</text:p></table:table-cell></table:table-row><table:table-row><table:table-cell table:style-name="Table13.A2" office:value-type="string"><text:p text:style-name="P150">id_period</text:p></table:table-cell></table:table-row><table:table-row><table:table-cell table:style-name="Table13.A2" office:value-type="string"><text:p text:style-name="P139">date_creation</text:p></table:table-cell></table:table-row><table:table-row><table:table-cell table:style-name="Table13.A2" office:value-type="string"><text:p text:style-name="P80">date_modification</text:p></table:table-cell></table:table-row><table:table-row><table:table-cell table:style-name="Table13.A2" office:value-type="string"><text:p text:style-name="P80">id_user</text:p></table:table-cell></table:table-row></table:table></draw:text-box></draw:frame><draw:frame draw:style-name="fr1" draw:name="Frame33" text:anchor-type="paragraph" svg:x="0.811cm" svg:y="22.163cm" svg:width="6.888cm" draw:z-index="32"><draw:text-box fo:min-height="4.062cm"><table:table table:name="Table14" table:style-name="Table14"><table:table-column table:style-name="Table14.A"/><table:table-row><table:table-cell table:style-name="Table14.A1" office:value-type="string"><text:p text:style-name="P114">moyen_payement</text:p></table:table-cell></table:table-row><table:table-row><table:table-cell table:style-name="Table14.A2" office:value-type="string"><text:p text:style-name="P148">id_<text:span text:style-name="T28">moyen_payement</text:span></text:p></table:table-cell></table:table-row><table:table-row><table:table-cell table:style-name="Table14.A2" office:value-type="string"><text:p text:style-name="P151">intitule_mp</text:p></table:table-cell></table:table-row><table:table-row><table:table-cell table:style-name="Table14.A2" office:value-type="string"><text:p text:style-name="P139">date_creation</text:p></table:table-cell></table:table-row><table:table-row><table:table-cell table:style-name="Table14.A2" office:value-type="string"><text:p text:style-name="P80">date_modification</text:p></table:table-cell></table:table-row><table:table-row><table:table-cell table:style-name="Table14.A2" office:value-type="string"><text:p text:style-name="P80">id_user</text:p></table:table-cell></table:table-row></table:table></draw:text-box></draw:frame><text:soft-page-break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96"><draw:frame draw:style-name="fr1" draw:name="Frame34" text:anchor-type="paragraph" svg:x="0.258cm" svg:y="0.069cm" svg:width="7.126cm" draw:z-index="33"><draw:text-box fo:min-height="9.423cm"><table:table table:name="Table15" table:style-name="Table15"><table:table-column table:style-name="Table15.A"/><table:table-row><table:table-cell table:style-name="Table15.A1" office:value-type="string"><text:p text:style-name="P115">recrutement_<text:span text:style-name="T31">formateur</text:span></text:p></table:table-cell></table:table-row><table:table-row><table:table-cell table:style-name="Table15.A2" office:value-type="string"><text:p text:style-name="P146">id_<text:span text:style-name="T29">recrutement_f</text:span></text:p></table:table-cell></table:table-row><table:table-row><table:table-cell table:style-name="Table15.A2" office:value-type="string"><text:p text:style-name="P72">id_<text:span text:style-name="T31">formateur</text:span></text:p></table:table-cell></table:table-row><table:table-row><table:table-cell table:style-name="Table15.A2" office:value-type="string"><text:p text:style-name="P152">date_rectrutement</text:p></table:table-cell></table:table-row><table:table-row><table:table-cell table:style-name="Table15.A2" office:value-type="string"><text:p text:style-name="P152">type_contrat</text:p></table:table-cell></table:table-row><table:table-row><table:table-cell table:style-name="Table15.A2" office:value-type="string"><text:p text:style-name="P87">date_debut_<text:span text:style-name="T32">contract</text:span></text:p></table:table-cell></table:table-row><table:table-row><table:table-cell table:style-name="Table15.A2" office:value-type="string"><text:p text:style-name="P73">date_fin_<text:span text:style-name="T32">contract</text:span></text:p></table:table-cell></table:table-row><table:table-row table:style-name="Table15.8"><table:table-cell table:style-name="Table15.A2" office:value-type="string"><text:p text:style-name="P152">salaire_mensuel</text:p></table:table-cell></table:table-row><table:table-row><table:table-cell table:style-name="Table15.A2" office:value-type="string"><text:p text:style-name="P73">commentaires</text:p></table:table-cell></table:table-row><table:table-row><table:table-cell table:style-name="Table15.A2" office:value-type="string"><text:p text:style-name="Table_20_Contents"/></table:table-cell></table:table-row><table:table-row><table:table-cell table:style-name="Table15.A2" office:value-type="string"><text:p text:style-name="P74">date_creation</text:p></table:table-cell></table:table-row><table:table-row><table:table-cell table:style-name="Table15.A2" office:value-type="string"><text:p text:style-name="P74">date_modificaton</text:p></table:table-cell></table:table-row><table:table-row><table:table-cell table:style-name="Table15.A2" office:value-type="string"><text:p text:style-name="P74">id_user</text:p></table:table-cell></table:table-row></table:table></draw:text-box></draw:frame><draw:frame draw:style-name="fr1" draw:name="Frame35" text:anchor-type="paragraph" svg:x="7.983cm" svg:y="0.106cm" svg:width="7.126cm" draw:z-index="34"><draw:text-box fo:min-height="9.412cm"><table:table table:name="Table16" table:style-name="Table16"><table:table-column table:style-name="Table16.A"/><table:table-row><table:table-cell table:style-name="Table16.A1" office:value-type="string"><text:p text:style-name="P115">recrutement_p<text:span text:style-name="T30">ersonnel</text:span></text:p></table:table-cell></table:table-row><table:table-row><table:table-cell table:style-name="Table16.A2" office:value-type="string"><text:p text:style-name="P146">id_<text:span text:style-name="T29">recrutement_p</text:span></text:p></table:table-cell></table:table-row><table:table-row><table:table-cell table:style-name="Table16.A2" office:value-type="string"><text:p text:style-name="P72">id_<text:span text:style-name="T33">personnel</text:span></text:p></table:table-cell></table:table-row><table:table-row><table:table-cell table:style-name="Table16.A2" office:value-type="string"><text:p text:style-name="P152">date_recrutement</text:p></table:table-cell></table:table-row><table:table-row><table:table-cell table:style-name="Table16.A2" office:value-type="string"><text:p text:style-name="P152">type_contrat</text:p></table:table-cell></table:table-row><table:table-row><table:table-cell table:style-name="Table16.A2" office:value-type="string"><text:p text:style-name="P87">date_debut_<text:span text:style-name="T33">contract</text:span></text:p></table:table-cell></table:table-row><table:table-row><table:table-cell table:style-name="Table16.A2" office:value-type="string"><text:p text:style-name="P73">date_fin_<text:span text:style-name="T33">contract</text:span></text:p></table:table-cell></table:table-row><table:table-row><table:table-cell table:style-name="Table16.A2" office:value-type="string"><text:p text:style-name="P152">salaire_mensuel</text:p></table:table-cell></table:table-row><table:table-row><table:table-cell table:style-name="Table16.A2" office:value-type="string"><text:p text:style-name="P152">commentaires</text:p></table:table-cell></table:table-row><table:table-row><table:table-cell table:style-name="Table16.A2" office:value-type="string"><text:p text:style-name="Table_20_Contents"/></table:table-cell></table:table-row><table:table-row><table:table-cell table:style-name="Table16.A2" office:value-type="string"><text:p text:style-name="P74">date_creation</text:p></table:table-cell></table:table-row><table:table-row><table:table-cell table:style-name="Table16.A2" office:value-type="string"><text:p text:style-name="P74">date_modificaton</text:p></table:table-cell></table:table-row><table:table-row><table:table-cell table:style-name="Table16.A2" office:value-type="string"><text:p text:style-name="P74">id_user</text:p></table:table-cell></table:table-row></table:table></draw:text-box></draw:frame><text:soft-page-break/></text:p>
      <text:p text:style-name="P97"><draw:frame draw:style-name="fr1" draw:name="Frame36" text:anchor-type="paragraph" svg:x="0.258cm" svg:y="9.589cm" svg:width="7.126cm" draw:z-index="35"><draw:text-box fo:min-height="8.677cm"><table:table table:name="Table17" table:style-name="Table17"><table:table-column table:style-name="Table17.A"/><table:table-row><table:table-cell table:style-name="Table17.A1" office:value-type="string"><text:p text:style-name="P115"><text:span text:style-name="T34">versement</text:span>_<text:span text:style-name="T31">formateur</text:span></text:p></table:table-cell></table:table-row><table:table-row><table:table-cell table:style-name="Table17.A2" office:value-type="string"><text:p text:style-name="P146">id_<text:span text:style-name="T35">versement_f</text:span></text:p></table:table-cell></table:table-row><table:table-row><table:table-cell table:style-name="Table17.A2" office:value-type="string"><text:p text:style-name="P153">id_recrutement_f</text:p></table:table-cell></table:table-row><table:table-row><table:table-cell table:style-name="Table17.A2" office:value-type="string"><text:p text:style-name="P154">debut_period</text:p></table:table-cell></table:table-row><table:table-row><table:table-cell table:style-name="Table17.A2" office:value-type="string"><text:p text:style-name="P154">fin_period</text:p></table:table-cell></table:table-row><table:table-row><table:table-cell table:style-name="Table17.A2" office:value-type="string"><text:p text:style-name="P154">date_versement</text:p></table:table-cell></table:table-row><table:table-row><table:table-cell table:style-name="Table17.A2" office:value-type="string"><text:p text:style-name="P155">id_moyen_payement</text:p></table:table-cell></table:table-row><table:table-row><table:table-cell table:style-name="Table17.A2" office:value-type="string"><text:p text:style-name="P154">done</text:p></table:table-cell></table:table-row><table:table-row><table:table-cell table:style-name="Table17.A2" office:value-type="string"><text:p text:style-name="P74"/></table:table-cell></table:table-row><table:table-row><table:table-cell table:style-name="Table17.A2" office:value-type="string"><text:p text:style-name="P74">date_creation</text:p></table:table-cell></table:table-row><table:table-row><table:table-cell table:style-name="Table17.A2" office:value-type="string"><text:p text:style-name="P74">date_modificaton</text:p></table:table-cell></table:table-row><table:table-row><table:table-cell table:style-name="Table17.A2" office:value-type="string"><text:p text:style-name="P74">id_user</text:p></table:table-cell></table:table-row></table:table></draw:text-box></draw:frame><draw:frame draw:style-name="fr1" draw:name="Frame37" text:anchor-type="paragraph" svg:x="8.063cm" svg:y="9.551cm" svg:width="7.126cm" draw:z-index="36"><draw:text-box fo:min-height="8.714cm"><table:table table:name="Table18" table:style-name="Table18"><table:table-column table:style-name="Table18.A"/><table:table-row><table:table-cell table:style-name="Table18.A1" office:value-type="string"><text:p text:style-name="P115"><text:span text:style-name="T34">versement</text:span>_p<text:span text:style-name="T30">ersonnel</text:span></text:p></table:table-cell></table:table-row><table:table-row><table:table-cell table:style-name="Table18.A2" office:value-type="string"><text:p text:style-name="P146">id_<text:span text:style-name="T35">versement_p</text:span></text:p></table:table-cell></table:table-row><table:table-row><table:table-cell table:style-name="Table18.A2" office:value-type="string"><text:p text:style-name="P153">id_recrutement_p</text:p></table:table-cell></table:table-row><table:table-row><table:table-cell table:style-name="Table18.A2" office:value-type="string"><text:p text:style-name="P154">debut_period</text:p></table:table-cell></table:table-row><table:table-row><table:table-cell table:style-name="Table18.A2" office:value-type="string"><text:p text:style-name="P154">fin_period</text:p></table:table-cell></table:table-row><table:table-row><table:table-cell table:style-name="Table18.A2" office:value-type="string"><text:p text:style-name="P154">date_versement</text:p></table:table-cell></table:table-row><table:table-row><table:table-cell table:style-name="Table18.A2" office:value-type="string"><text:p text:style-name="P155">id_moyen_payement</text:p></table:table-cell></table:table-row><table:table-row><table:table-cell table:style-name="Table18.A2" office:value-type="string"><text:p text:style-name="P154">done</text:p></table:table-cell></table:table-row><table:table-row><table:table-cell table:style-name="Table18.A2" office:value-type="string"><text:p text:style-name="P74">date_creation</text:p></table:table-cell></table:table-row><table:table-row><table:table-cell table:style-name="Table18.A2" office:value-type="string"><text:p text:style-name="P74">date_modificaton</text:p></table:table-cell></table:table-row><table:table-row><table:table-cell table:style-name="Table18.A2" office:value-type="string"><text:p text:style-name="P74">id_user</text:p></table:table-cell></table:table-row></table:table></draw:text-box></draw:frame><draw:frame draw:style-name="fr1" draw:name="Frame38" text:anchor-type="paragraph" svg:x="0.258cm" svg:y="18.263cm" svg:width="7.126cm" draw:z-index="37"><draw:text-box fo:min-height="8.677cm"><table:table table:name="Table19" table:style-name="Table19"><table:table-column table:style-name="Table19.A"/><table:table-row><table:table-cell table:style-name="Table19.A1" office:value-type="string"><text:p text:style-name="P116">depense_<text:span text:style-name="T37">special</text:span></text:p></table:table-cell></table:table-row><table:table-row><table:table-cell table:style-name="Table19.A2" office:value-type="string"><text:p text:style-name="P146">id_<text:span text:style-name="T36">depense_s</text:span></text:p></table:table-cell></table:table-row><table:table-row><table:table-cell table:style-name="Table19.A2" office:value-type="string"><text:p text:style-name="P164">code_depense_s</text:p></table:table-cell></table:table-row><table:table-row><table:table-cell table:style-name="Table19.A2" office:value-type="string"><text:p text:style-name="P165">beneficiaire</text:p></table:table-cell></table:table-row><table:table-row><table:table-cell table:style-name="Table19.A2" office:value-type="string"><text:p text:style-name="P159">intitule</text:p></table:table-cell></table:table-row><table:table-row><table:table-cell table:style-name="Table19.A2" office:value-type="string"><text:p text:style-name="P159">commentaires</text:p></table:table-cell></table:table-row><table:table-row><table:table-cell table:style-name="Table19.A2" office:value-type="string"><text:p text:style-name="P156">date_depense</text:p></table:table-cell></table:table-row><table:table-row><table:table-cell table:style-name="Table19.A2" office:value-type="string"><text:p text:style-name="P156">montant</text:p></table:table-cell></table:table-row><table:table-row><table:table-cell table:style-name="Table19.A2" office:value-type="string"><text:p text:style-name="P157">id_moyen_payement</text:p></table:table-cell></table:table-row><table:table-row><table:table-cell table:style-name="Table19.A2" office:value-type="string"><text:p text:style-name="P158">facture_numero</text:p></table:table-cell></table:table-row><table:table-row><table:table-cell table:style-name="Table19.A2" office:value-type="string"><text:p text:style-name="P74">date_creation</text:p></table:table-cell></table:table-row><table:table-row><table:table-cell table:style-name="Table19.A2" office:value-type="string"><text:p text:style-name="P74">date_modificaton</text:p></table:table-cell></table:table-row><table:table-row><table:table-cell table:style-name="Table19.A2" office:value-type="string"><text:p text:style-name="P74">id_user</text:p></table:table-cell></table:table-row></table:table></draw:text-box></draw:frame><draw:frame draw:style-name="fr1" draw:name="Frame39" text:anchor-type="paragraph" svg:x="8.063cm" svg:y="18.263cm" svg:width="7.126cm" draw:z-index="38"><draw:text-box fo:min-height="8.677cm"><table:table table:name="Table20" table:style-name="Table20"><table:table-column table:style-name="Table20.A"/><table:table-row><table:table-cell table:style-name="Table20.A1" office:value-type="string"><text:p text:style-name="P117">depense_mensuel</text:p></table:table-cell></table:table-row><table:table-row><table:table-cell table:style-name="Table20.A2" office:value-type="string"><text:p text:style-name="P146">id_<text:span text:style-name="T38">depense_m</text:span></text:p></table:table-cell></table:table-row><table:table-row><table:table-cell table:style-name="Table20.A2" office:value-type="string"><text:p text:style-name="P160">id_type_depense</text:p></table:table-cell></table:table-row><table:table-row><table:table-cell table:style-name="Table20.A2" office:value-type="string"><text:p text:style-name="P164">beneficiare</text:p></table:table-cell></table:table-row><table:table-row><table:table-cell table:style-name="Table20.A2" office:value-type="string"><text:p text:style-name="P161">mois</text:p></table:table-cell></table:table-row><table:table-row><table:table-cell table:style-name="Table20.A2" office:value-type="string"><text:p text:style-name="P154">debut_period</text:p></table:table-cell></table:table-row><table:table-row><table:table-cell table:style-name="Table20.A2" office:value-type="string"><text:p text:style-name="P154">fin_period</text:p></table:table-cell></table:table-row><table:table-row><table:table-cell table:style-name="Table20.A2" office:value-type="string"><text:p text:style-name="P161">montant</text:p></table:table-cell></table:table-row><table:table-row><table:table-cell table:style-name="Table20.A2" office:value-type="string"><text:p text:style-name="P154">date_versement</text:p></table:table-cell></table:table-row><table:table-row><table:table-cell table:style-name="Table20.A2" office:value-type="string"><text:p text:style-name="P155">id_moyen_payement</text:p></table:table-cell></table:table-row><table:table-row><table:table-cell table:style-name="Table20.A2" office:value-type="string"><text:p text:style-name="P154">done</text:p></table:table-cell></table:table-row><table:table-row><table:table-cell table:style-name="Table20.A2" office:value-type="string"><text:p text:style-name="P74">date_creation</text:p></table:table-cell></table:table-row><table:table-row><table:table-cell table:style-name="Table20.A2" office:value-type="string"><text:p text:style-name="P74">date_modificaton</text:p></table:table-cell></table:table-row><table:table-row><table:table-cell table:style-name="Table20.A2" office:value-type="string"><text:p text:style-name="P74">id_user</text:p></table:table-cell></table:table-row></table:table></draw:text-box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97"/>
      <text:p text:style-name="P97"/>
      <text:p text:style-name="P97"/>
      <text:p text:style-name="P97"><draw:frame draw:style-name="fr1" draw:name="Frame40" text:anchor-type="paragraph" svg:x="0.575cm" svg:y="0.159cm" svg:width="6.775cm" draw:z-index="39"><draw:text-box fo:min-height="5.219cm"><table:table table:name="Table21" table:style-name="Table21"><table:table-column table:style-name="Table21.A"/><table:table-row><table:table-cell table:style-name="Table21.A1" office:value-type="string"><text:p text:style-name="P117"><text:span text:style-name="T39">type_</text:span>depense_mensuel</text:p></table:table-cell></table:table-row><table:table-row><table:table-cell table:style-name="Table21.A2" office:value-type="string"><text:p text:style-name="P146">id_<text:span text:style-name="T39">type_depense</text:span></text:p></table:table-cell></table:table-row><table:table-row><table:table-cell table:style-name="Table21.A2" office:value-type="string"><text:p text:style-name="P163">code_depense</text:p></table:table-cell></table:table-row><table:table-row><table:table-cell table:style-name="Table21.A2" office:value-type="string"><text:p text:style-name="P162">intitule</text:p></table:table-cell></table:table-row><table:table-row><table:table-cell table:style-name="Table21.A2" office:value-type="string"><text:p text:style-name="P162">commentaires</text:p></table:table-cell></table:table-row><table:table-row><table:table-cell table:style-name="Table21.A2" office:value-type="string"><text:p text:style-name="P74">date_creation</text:p></table:table-cell></table:table-row><table:table-row><table:table-cell table:style-name="Table21.A2" office:value-type="string"><text:p text:style-name="P74">date_modificaton</text:p></table:table-cell></table:table-row><table:table-row><table:table-cell table:style-name="Table21.A2" office:value-type="string"><text:p text:style-name="P74">id_user</text:p></table:table-cell></table:table-row></table:table></draw:text-box></draw:frame><draw:frame draw:style-name="fr1" draw:name="Frame41" text:anchor-type="paragraph" svg:x="7.983cm" svg:y="0.159cm" svg:width="6.775cm" draw:z-index="40"><draw:text-box fo:min-height="5.219cm"><table:table table:name="Table22" table:style-name="Table22"><table:table-column table:style-name="Table22.A"/><table:table-row><table:table-cell table:style-name="Table22.A1" office:value-type="string"><text:p text:style-name="P118">synthese_depense_mensuel</text:p></table:table-cell></table:table-row><table:table-row><table:table-cell table:style-name="Table22.A2" office:value-type="string"><text:p text:style-name="P146">id_<text:span text:style-name="T40">sdm</text:span></text:p></table:table-cell></table:table-row><table:table-row><table:table-cell table:style-name="Table22.A2" office:value-type="string"><text:p text:style-name="P166">mois_sdm</text:p></table:table-cell></table:table-row><table:table-row><table:table-cell table:style-name="Table22.A2" office:value-type="string"><text:p text:style-name="P166">total</text:p></table:table-cell></table:table-row><table:table-row><table:table-cell table:style-name="Table22.A2" office:value-type="string"><text:p text:style-name="P162">commentaires</text:p></table:table-cell></table:table-row><table:table-row><table:table-cell table:style-name="Table22.A2" office:value-type="string"><text:p text:style-name="P74">date_creation</text:p></table:table-cell></table:table-row><table:table-row><table:table-cell table:style-name="Table22.A2" office:value-type="string"><text:p text:style-name="P74">date_modificaton</text:p></table:table-cell></table:table-row><table:table-row><table:table-cell table:style-name="Table22.A2" office:value-type="string"><text:p text:style-name="P74">id_user</text:p></table:table-cell></table:table-row></table:table></draw:text-box></draw:frame><draw:frame draw:style-name="fr1" draw:name="Frame42" text:anchor-type="paragraph" svg:x="0.522cm" svg:y="6.35cm" svg:width="6.775cm" draw:z-index="41"><draw:text-box fo:min-height="5.219cm"><table:table table:name="Table23" table:style-name="Table23"><table:table-column table:style-name="Table23.A"/><table:table-row><table:table-cell table:style-name="Table23.A1" office:value-type="string"><text:p text:style-name="P119">opt_send_tuteur</text:p></table:table-cell></table:table-row><table:table-row><table:table-cell table:style-name="Table23.A2" office:value-type="string"><text:p text:style-name="P146">id_<text:span text:style-name="T39">tuteur</text:span></text:p></table:table-cell></table:table-row><table:table-row><table:table-cell table:style-name="Table23.A2" office:value-type="string"><text:p text:style-name="P167">frequence</text:p></table:table-cell></table:table-row><table:table-row><table:table-cell table:style-name="Table23.A2" office:value-type="string"><text:p text:style-name="P167">mail</text:p></table:table-cell></table:table-row><table:table-row><table:table-cell table:style-name="Table23.A2" office:value-type="string"><text:p text:style-name="P167">sms</text:p></table:table-cell></table:table-row><table:table-row><table:table-cell table:style-name="Table23.A2" office:value-type="string"><text:p text:style-name="P167">whatsapp</text:p></table:table-cell></table:table-row><table:table-row><table:table-cell table:style-name="Table23.A2" office:value-type="string"><text:p text:style-name="P74">date_creation</text:p></table:table-cell></table:table-row><table:table-row><table:table-cell table:style-name="Table23.A2" office:value-type="string"><text:p text:style-name="P74">date_modificaton</text:p></table:table-cell></table:table-row><table:table-row><table:table-cell table:style-name="Table23.A2" office:value-type="string"><text:p text:style-name="P74">id_user</text:p></table:table-cell></table:table-row></table:table></draw:text-box></draw:frame><text:soft-page-break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5T13:58:31.249157499</meta:creation-date>
    <meta:generator>LibreOffice/5.1.6.2$Linux_X86_64 LibreOffice_project/10m0$Build-2</meta:generator>
    <dc:date>2018-04-08T17:31:36.722319498</dc:date>
    <meta:editing-duration>PT10H43M39S</meta:editing-duration>
    <meta:editing-cycles>161</meta:editing-cycles>
    <meta:document-statistic meta:table-count="43" meta:image-count="0" meta:object-count="0" meta:page-count="8" meta:paragraph-count="486" meta:word-count="482" meta:character-count="5668" meta:non-whitespace-character-count="5461"/>
  </office:meta>
</office:document-meta>
</file>